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5.676cm"/>
    </style:style>
    <style:style style:name="co3" style:family="table-column">
      <style:table-column-properties fo:break-before="auto" style:column-width="1.295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7.87cm"/>
    </style:style>
    <style:style style:name="co8" style:family="table-column">
      <style:table-column-properties fo:break-before="auto" style:column-width="16.29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En_5f_1">
      <style:table-properties table:display="true" style:writing-mode="lr-tb"/>
    </style:style>
    <style:style style:name="ta2" style:family="table" style:master-page-name="PageStyle_5f_En_5f_2">
      <style:table-properties table:display="true" style:writing-mode="lr-tb"/>
    </style:style>
    <style:style style:name="ta3" style:family="table" style:master-page-name="PageStyle_5f_Cz_5f_1">
      <style:table-properties table:display="true" style:writing-mode="lr-tb"/>
    </style:style>
    <style:style style:name="ta4" style:family="table" style:master-page-name="PageStyle_5f_Cz_5f_2">
      <style:table-properties table:display="true" style:writing-mode="lr-tb"/>
    </style:style>
    <style:style style:name="ta5" style:family="table" style:master-page-name="PageStyle_5f_List1">
      <style:table-properties table:display="false" style:writing-mode="lr-tb"/>
    </style:style>
    <style:style style:name="ta6" style:family="table" style:master-page-name="PageStyle_5f_Skills">
      <style:table-properties table:display="true" style:writing-mode="lr-tb"/>
    </style:style>
    <number:percentage-style style:name="N5010" number:language="cs" number:country="CZ">
      <number:number number:decimal-places="0" number:min-integer-digits="1"/>
      <number:text>%</number:text>
    </number:percentage-style>
    <number:text-style style:name="N5100" number:language="cs" number:country="CZ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ext-properties fo:color="#ffc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 style:data-style-name="N5100"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ext-properties fo:color="#ffc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color="#9537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ext-properties fo:color="#7030a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ext-properties fo:color="#77933c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ext-properties fo:color="#77933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5100">
      <style:text-properties fo:color="#e46c0a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ext-properties fo:color="#953735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5100"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5100"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5100">
      <style:text-properties fo:color="#7030a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5100"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5100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 style:data-style-name="N5100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5100">
      <style:text-properties fo:color="#77933c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Excel_20_Built-in_20_Normal" style:data-style-name="N5100">
      <style:text-properties fo:color="#77933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 style:data-style-name="N5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 style:data-style-name="N5010"/>
    <style:style style:name="ce27" style:family="table-cell" style:parent-style-name="Excel_20_Built-in_20_Normal" style:data-style-name="N5010">
      <style:text-properties fo:color="#e46c0a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 style:data-style-name="N5010"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5010">
      <style:text-properties fo:color="#ffc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 style:data-style-name="N5010">
      <style:text-properties fo:color="#ffc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5010">
      <style:text-properties fo:color="#9537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5010">
      <style:text-properties fo:color="#953735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 style:data-style-name="N5010"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 style:data-style-name="N5010"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 style:data-style-name="N5010">
      <style:text-properties fo:color="#7030a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20_Built-in_20_Normal" style:data-style-name="N5010"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5010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 style:data-style-name="N5010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5010">
      <style:text-properties fo:color="#77933c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 style:data-style-name="N5010">
      <style:text-properties fo:color="#77933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501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e46c0a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e46c0a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c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9537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953735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70c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7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7030a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77933c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77933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_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26"/>
        <table:table-column table:style-name="co4" table:default-cell-style-name="ce26"/>
        <table:table-column table:style-name="co5" table:default-cell-style-name="ce43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1" office:value-type="string">
            <text:p>Total Studies</text:p>
          </table:table-cell>
          <table:table-cell table:style-name="ce25" table:formula="of:=CONCATENATE(COUNTA([.C2:.C60])-COUNTIF([.C2:.C60];&quot;N/A&quot;);&quot;/&quot;;COUNTA([.C2:.C60]))" office:value-type="string" office:string-value="43/45">
            <text:p>43/45</text:p>
          </table:table-cell>
          <table:table-cell table:style-name="ce41" table:formula="of:=(SUM([.C2:.C60])/COUNTA([.C2:.C60]))" office:value-type="percentage" office:value="0.744888888888889">
            <text:p>74%</text:p>
          </table:table-cell>
          <table:table-cell table:style-name="ce42" table:formula="of:=CONCATENATE(SUM([.C2:.C60])*100;&quot;/&quot;;COUNTA([.C2:.C60])*100)" office:value-type="string" office:string-value="3352/4500">
            <text:p>3352/4500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15" office:value-type="string">
            <text:p>Languages</text:p>
          </table:table-cell>
          <table:table-cell table:style-name="ce27"/>
          <table:table-cell table:style-name="ce27" table:formula="of:=(SUM([.C4:.C6])/COUNTA([.C4:.C6]))" office:value-type="percentage" office:value="1">
            <text:p>100%</text:p>
          </table:table-cell>
          <table:table-cell table:style-name="ce44" table:formula="of:=CONCATENATE(SUM([.C4:.C6])*100;&quot;/&quot;;COUNTA([.C4:.C6])*100)" office:value-type="string" office:string-value="300/300">
            <text:p>300/300</text:p>
          </table:table-cell>
          <table:table-cell table:style-name="ce2" table:number-columns-repeated="1019"/>
        </table:table-row>
        <table:table-row table:style-name="ro2">
          <table:table-cell table:style-name="ce3" office:value-type="string">
            <text:p>K1</text:p>
          </table:table-cell>
          <table:table-cell table:style-name="ce3" office:value-type="string">
            <text:p>Master's of Latin</text:p>
          </table:table-cell>
          <table:table-cell table:style-name="ce28" office:value-type="percentage" office:value="1">
            <text:p>100%</text:p>
          </table:table-cell>
          <table:table-cell table:style-name="ce28"/>
          <table:table-cell table:style-name="ce45"/>
          <table:table-cell table:style-name="ce5" table:number-columns-repeated="1019"/>
        </table:table-row>
        <table:table-row table:style-name="ro2">
          <table:table-cell table:style-name="ce3" office:value-type="string">
            <text:p>K2</text:p>
          </table:table-cell>
          <table:table-cell table:style-name="ce3" office:value-type="string">
            <text:p>Master's of ancient Greek</text:p>
          </table:table-cell>
          <table:table-cell table:style-name="ce28" office:value-type="percentage" office:value="1">
            <text:p>100%</text:p>
          </table:table-cell>
          <table:table-cell table:style-name="ce28"/>
          <table:table-cell table:style-name="ce45"/>
          <table:table-cell table:style-name="ce5" table:number-columns-repeated="1019"/>
        </table:table-row>
        <table:table-row table:style-name="ro2">
          <table:table-cell table:style-name="ce3" office:value-type="string">
            <text:p>K3</text:p>
          </table:table-cell>
          <table:table-cell table:style-name="ce3" office:value-type="string">
            <text:p>Master's of Modern Languages</text:p>
          </table:table-cell>
          <table:table-cell table:style-name="ce28" office:value-type="percentage" office:value="1">
            <text:p>100%</text:p>
          </table:table-cell>
          <table:table-cell table:style-name="ce28"/>
          <table:table-cell table:style-name="ce45"/>
          <table:table-cell table:style-name="ce5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2" office:value-type="string">
            <text:p>General Skills</text:p>
          </table:table-cell>
          <table:table-cell table:style-name="ce29"/>
          <table:table-cell table:style-name="ce29" table:formula="of:=(SUM([.C9])/COUNTA([.C9]))" office:value-type="percentage" office:value="1">
            <text:p>100%</text:p>
          </table:table-cell>
          <table:table-cell table:style-name="ce46" table:formula="of:=CONCATENATE(SUM([.C9])*100;&quot;/&quot;;COUNTA([.C9])*100)" office:value-type="string" office:string-value="100/100">
            <text:p>100/100</text:p>
          </table:table-cell>
          <table:table-cell table:style-name="ce4" table:number-columns-repeated="1019"/>
        </table:table-row>
        <table:table-row table:style-name="ro2">
          <table:table-cell table:style-name="ce5" office:value-type="string">
            <text:p>W1</text:p>
          </table:table-cell>
          <table:table-cell table:style-name="ce5" office:value-type="string">
            <text:p>Stonemasonry</text:p>
          </table:table-cell>
          <table:table-cell table:style-name="ce30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/>
          <table:table-cell table:style-name="ce6"/>
          <table:table-cell table:style-name="ce31" table:number-columns-repeated="2"/>
          <table:table-cell table:style-name="ce47"/>
          <table:table-cell table:number-columns-repeated="1019"/>
        </table:table-row>
        <table:table-row table:style-name="ro1">
          <table:table-cell/>
          <table:table-cell table:style-name="ce16" office:value-type="string">
            <text:p>Seafaring Skills</text:p>
          </table:table-cell>
          <table:table-cell table:style-name="ce32"/>
          <table:table-cell table:style-name="ce32" table:formula="of:=(SUM([.C12:.C19])/COUNTA([.C12:.C19]))" office:value-type="percentage" office:value="0.69375">
            <text:p>69%</text:p>
          </table:table-cell>
          <table:table-cell table:style-name="ce48" table:formula="of:=CONCATENATE(SUM([.C12:.C19])*100;&quot;/&quot;;COUNTA([.C12:.C19])*100)" office:value-type="string" office:string-value="555/800">
            <text:p>555/8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N1</text:p>
          </table:table-cell>
          <table:table-cell table:style-name="ce6" office:value-type="string">
            <text:p>Basic Seafaring</text:p>
          </table:table-cell>
          <table:table-cell table:style-name="ce31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2</text:p>
          </table:table-cell>
          <table:table-cell table:style-name="ce6" office:value-type="string">
            <text:p>Astronomy</text:p>
          </table:table-cell>
          <table:table-cell table:style-name="ce31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3</text:p>
          </table:table-cell>
          <table:table-cell table:style-name="ce6" office:value-type="string">
            <text:p>Advanced Seafaring</text:p>
          </table:table-cell>
          <table:table-cell table:style-name="ce31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4</text:p>
          </table:table-cell>
          <table:table-cell table:style-name="ce6" office:value-type="string">
            <text:p>Basic Naval Engineering</text:p>
          </table:table-cell>
          <table:table-cell table:style-name="ce31" office:value-type="percentage" office:value="0.37">
            <text:p>37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5</text:p>
          </table:table-cell>
          <table:table-cell table:style-name="ce6" office:value-type="string">
            <text:p>Advanced Naval Engineering</text:p>
          </table:table-cell>
          <table:table-cell table:style-name="ce31" office:value-type="percentage" office:value="0.1">
            <text:p>1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6</text:p>
          </table:table-cell>
          <table:table-cell table:style-name="ce6" office:value-type="string">
            <text:p>Basic Naval Combat</text:p>
          </table:table-cell>
          <table:table-cell table:style-name="ce31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7</text:p>
          </table:table-cell>
          <table:table-cell table:style-name="ce6" office:value-type="string">
            <text:p>Advanced Naval Combat</text:p>
          </table:table-cell>
          <table:table-cell table:style-name="ce31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8</text:p>
          </table:table-cell>
          <table:table-cell table:style-name="ce6" office:value-type="string">
            <text:p>Expert Seafaring</text:p>
          </table:table-cell>
          <table:table-cell table:style-name="ce31" office:value-type="percentage" office:value="0.08">
            <text:p>8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"/>
          <table:table-cell table:style-name="ce17" office:value-type="string">
            <text:p>Church Skills</text:p>
          </table:table-cell>
          <table:table-cell table:style-name="ce33"/>
          <table:table-cell table:style-name="ce33" table:formula="of:=(SUM([.C22:.C35])/COUNTA([.C22:.C35]))" office:value-type="percentage" office:value="0.627857142857143">
            <text:p>63%</text:p>
          </table:table-cell>
          <table:table-cell table:style-name="ce49" table:formula="of:=CONCATENATE(SUM([.C22:.C35])*100;&quot;/&quot;;COUNTA([.C22:.C35])*100)" office:value-type="string" office:string-value="879/1400">
            <text:p>879/1400</text:p>
          </table:table-cell>
          <table:table-cell table:style-name="ce7" table:number-columns-repeated="1019"/>
        </table:table-row>
        <table:table-row table:style-name="ro2">
          <table:table-cell table:style-name="ce8" office:value-type="string">
            <text:p>K4</text:p>
          </table:table-cell>
          <table:table-cell table:style-name="ce18" office:value-type="string">
            <text:p>Aristotle's Moral Principles</text:p>
          </table:table-cell>
          <table:table-cell table:style-name="ce34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5</text:p>
          </table:table-cell>
          <table:table-cell table:style-name="ce18" office:value-type="string">
            <text:p>Logic</text:p>
          </table:table-cell>
          <table:table-cell table:style-name="ce34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6</text:p>
          </table:table-cell>
          <table:table-cell table:style-name="ce18" office:value-type="string">
            <text:p>The sense of being</text:p>
          </table:table-cell>
          <table:table-cell table:style-name="ce34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7</text:p>
          </table:table-cell>
          <table:table-cell table:style-name="ce18" office:value-type="string">
            <text:p>The beginning of the world</text:p>
          </table:table-cell>
          <table:table-cell table:style-name="ce34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8</text:p>
          </table:table-cell>
          <table:table-cell table:style-name="ce18" office:value-type="string">
            <text:p>The Roman Church: organisation and history</text:p>
          </table:table-cell>
          <table:table-cell table:style-name="ce34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9</text:p>
          </table:table-cell>
          <table:table-cell table:style-name="ce18" office:value-type="string">
            <text:p>The Good</text:p>
          </table:table-cell>
          <table:table-cell table:style-name="ce34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0</text:p>
          </table:table-cell>
          <table:table-cell table:style-name="ce18" office:value-type="string">
            <text:p>Virtue</text:p>
          </table:table-cell>
          <table:table-cell table:style-name="ce34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1</text:p>
          </table:table-cell>
          <table:table-cell table:style-name="ce18" office:value-type="string">
            <text:p>Temperance</text:p>
          </table:table-cell>
          <table:table-cell table:style-name="ce34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2</text:p>
          </table:table-cell>
          <table:table-cell table:style-name="ce18" office:value-type="string">
            <text:p>Justice</text:p>
          </table:table-cell>
          <table:table-cell table:style-name="ce34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3</text:p>
          </table:table-cell>
          <table:table-cell table:style-name="ce18" office:value-type="string">
            <text:p>Friendship</text:p>
          </table:table-cell>
          <table:table-cell table:style-name="ce34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4</text:p>
          </table:table-cell>
          <table:table-cell table:style-name="ce18" office:value-type="string">
            <text:p>A seventh thing. Maybe the seventh sky. Or better: the seventh son of the seventh son</text:p>
          </table:table-cell>
          <table:table-cell table:style-name="ce34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5</text:p>
          </table:table-cell>
          <table:table-cell table:style-name="ce18" office:value-type="string">
            <text:p>Pleasure and Delight</text:p>
          </table:table-cell>
          <table:table-cell table:style-name="ce34" office:value-type="percentage" office:value="0.29">
            <text:p>29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6</text:p>
          </table:table-cell>
          <table:table-cell table:style-name="ce18" office:value-type="string">
            <text:p>Ontology - science of the being</text:p>
          </table:table-cell>
          <table:table-cell table:style-name="ce34" office:value-type="string">
            <text:p>N/A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7</text:p>
          </table:table-cell>
          <table:table-cell table:style-name="ce18" office:value-type="string">
            <text:p>Theology - <text:s/>science of the first matters</text:p>
          </table:table-cell>
          <table:table-cell table:style-name="ce34" office:value-type="string">
            <text:p>N/A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9"/>
          <table:table-cell table:style-name="ce19" office:value-type="string">
            <text:p>Science Skills</text:p>
          </table:table-cell>
          <table:table-cell table:style-name="ce35"/>
          <table:table-cell table:style-name="ce35" table:formula="of:=(SUM([.C38:.C46])/COUNTA([.C38:.C46]))" office:value-type="percentage" office:value="0.575555555555555">
            <text:p>58%</text:p>
          </table:table-cell>
          <table:table-cell table:style-name="ce51" table:formula="of:=CONCATENATE(SUM([.C38:.C46])*100;&quot;/&quot;;COUNTA([.C38:.C46])*100)" office:value-type="string" office:string-value="518/900">
            <text:p>518/900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>
            <text:p>M1</text:p>
          </table:table-cell>
          <table:table-cell table:style-name="ce20" office:value-type="string">
            <text:p>Basics of biology</text:p>
          </table:table-cell>
          <table:table-cell table:style-name="ce36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2</text:p>
          </table:table-cell>
          <table:table-cell table:style-name="ce20" office:value-type="string">
            <text:p>Elements of anatomy</text:p>
          </table:table-cell>
          <table:table-cell table:style-name="ce36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3</text:p>
          </table:table-cell>
          <table:table-cell table:style-name="ce20" office:value-type="string">
            <text:p>Basics of Medicine</text:p>
          </table:table-cell>
          <table:table-cell table:style-name="ce36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4</text:p>
          </table:table-cell>
          <table:table-cell table:style-name="ce20" office:value-type="string">
            <text:p>Disease studies: Gravedo</text:p>
          </table:table-cell>
          <table:table-cell table:style-name="ce36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5</text:p>
          </table:table-cell>
          <table:table-cell table:style-name="ce20" office:value-type="string">
            <text:p>Disease studies: Influentia</text:p>
          </table:table-cell>
          <table:table-cell table:style-name="ce36" office:value-type="percentage" office:value="0.18">
            <text:p>18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6</text:p>
          </table:table-cell>
          <table:table-cell table:style-name="ce20" office:value-type="string">
            <text:p>Disease studies: Alvei Profluvium</text:p>
          </table:table-cell>
          <table:table-cell table:style-name="ce36" office:value-type="percentage" office:value="0">
            <text:p>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7</text:p>
          </table:table-cell>
          <table:table-cell table:style-name="ce20" office:value-type="string">
            <text:p>Advanced medicine</text:p>
          </table:table-cell>
          <table:table-cell table:style-name="ce36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8</text:p>
          </table:table-cell>
          <table:table-cell table:style-name="ce20" office:value-type="string">
            <text:p>Disease studies: Pestis</text:p>
          </table:table-cell>
          <table:table-cell table:style-name="ce36" office:value-type="percentage" office:value="0">
            <text:p>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9</text:p>
          </table:table-cell>
          <table:table-cell table:style-name="ce20" office:value-type="string">
            <text:p>Disease studies: Tetanus</text:p>
          </table:table-cell>
          <table:table-cell table:style-name="ce36" office:value-type="percentage" office:value="0">
            <text:p>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"/>
          <table:table-cell table:style-name="ce21" office:value-type="string">
            <text:p>State Skills</text:p>
          </table:table-cell>
          <table:table-cell table:style-name="ce37"/>
          <table:table-cell table:style-name="ce37" table:formula="of:=(SUM([.C49:.C54])/COUNTA([.C49:.C54]))" office:value-type="percentage" office:value="1">
            <text:p>100%</text:p>
          </table:table-cell>
          <table:table-cell table:style-name="ce53" table:formula="of:=CONCATENATE(SUM([.C49:.C54])*100;&quot;/&quot;;COUNTA([.C49:.C54])*100)" office:value-type="string" office:string-value="600/600">
            <text:p>600/600</text:p>
          </table:table-cell>
          <table:table-cell table:style-name="ce11" table:number-columns-repeated="1019"/>
        </table:table-row>
        <table:table-row table:style-name="ro2">
          <table:table-cell table:style-name="ce12" office:value-type="string">
            <text:p>S1</text:p>
          </table:table-cell>
          <table:table-cell table:style-name="ce22" office:value-type="string">
            <text:p>Basics of History</text:p>
          </table:table-cell>
          <table:table-cell table:style-name="ce38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2</text:p>
          </table:table-cell>
          <table:table-cell table:style-name="ce22" office:value-type="string">
            <text:p>Study of government institutions</text:p>
          </table:table-cell>
          <table:table-cell table:style-name="ce38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3</text:p>
          </table:table-cell>
          <table:table-cell table:style-name="ce22" office:value-type="string">
            <text:p>Principles of Law</text:p>
          </table:table-cell>
          <table:table-cell table:style-name="ce38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4</text:p>
          </table:table-cell>
          <table:table-cell table:style-name="ce22" office:value-type="string">
            <text:p>Communication techniques</text:p>
          </table:table-cell>
          <table:table-cell table:style-name="ce38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5</text:p>
          </table:table-cell>
          <table:table-cell table:style-name="ce22" office:value-type="string">
            <text:p>Tax collection mechanisms</text:p>
          </table:table-cell>
          <table:table-cell table:style-name="ce38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6</text:p>
          </table:table-cell>
          <table:table-cell table:style-name="ce22" office:value-type="string">
            <text:p>Trading</text:p>
          </table:table-cell>
          <table:table-cell table:style-name="ce38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23" office:value-type="string">
            <text:p>Army Skills</text:p>
          </table:table-cell>
          <table:table-cell table:style-name="ce39"/>
          <table:table-cell table:style-name="ce39" table:formula="of:=(SUM([.C57:.C60])/COUNTA([.C57:.C60]))" office:value-type="percentage" office:value="1">
            <text:p>100%</text:p>
          </table:table-cell>
          <table:table-cell table:style-name="ce55" table:formula="of:=CONCATENATE(SUM([.C57:.C60])*100;&quot;/&quot;;COUNTA([.C57:.C60])*100)" office:value-type="string" office:string-value="400/400">
            <text:p>400/400</text:p>
          </table:table-cell>
          <table:table-cell table:style-name="ce13" table:number-columns-repeated="1019"/>
        </table:table-row>
        <table:table-row table:style-name="ro2">
          <table:table-cell table:style-name="ce14" office:value-type="string">
            <text:p>A1</text:p>
          </table:table-cell>
          <table:table-cell table:style-name="ce24" office:value-type="string">
            <text:p>Basic knowledge of the military</text:p>
          </table:table-cell>
          <table:table-cell table:style-name="ce40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>
          <table:table-cell table:style-name="ce14" office:value-type="string">
            <text:p>A2</text:p>
          </table:table-cell>
          <table:table-cell table:style-name="ce24" office:value-type="string">
            <text:p>Basic tactics</text:p>
          </table:table-cell>
          <table:table-cell table:style-name="ce40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>
          <table:table-cell table:style-name="ce14" office:value-type="string">
            <text:p>A3</text:p>
          </table:table-cell>
          <table:table-cell table:style-name="ce24" office:value-type="string">
            <text:p>Basic strategy</text:p>
          </table:table-cell>
          <table:table-cell table:style-name="ce40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>
          <table:table-cell table:style-name="ce14" office:value-type="string">
            <text:p>A4</text:p>
          </table:table-cell>
          <table:table-cell table:style-name="ce24" office:value-type="string">
            <text:p>Advanced strategy</text:p>
          </table:table-cell>
          <table:table-cell table:style-name="ce40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_2" table:style-name="ta2" table:print="false">
        <table:table-column table:style-name="co7" table:default-cell-style-name="Excel_20_Built-in_20_Normal"/>
        <table:table-column table:style-name="co6" table:number-columns-repeated="1023" table:default-cell-style-name="Excel_20_Built-in_20_Normal"/>
        <table:table-row table:style-name="ro2">
          <table:table-cell table:formula="of:=CONCATENATE(&quot;[quote][color=black][b]&quot;;[$En_1.B1];&quot; (&quot;;[$En_1.C1];&quot;): &quot;;ROUND((([$En_1.D1])*100);0);&quot; %&quot;;&quot; (&quot;;[$En_1.E1];&quot;)[/b][/color]&quot;)" office:value-type="string" office:string-value="[quote][color=black][b]Total Studies (43/45): 74 % (3352/4500)[/b][/color]">
            <text:p>[quote][color=black][b]Total Studies (43/45): 74 % (3352/4500)[/b][/color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CONCATENATE(&quot;[color=#E46D0A][b]&quot;;[$En_1.B3];&quot;: &quot;;ROUND((([$En_1.D3])*100);0);&quot; %&quot;;&quot; (&quot;;[$En_1.E3];&quot;)[/b]&quot;)" office:value-type="string" office:string-value="[color=#E46D0A][b]Languages: 100 % (300/300)[/b]">
            <text:p>[color=#E46D0A][b]Languages: 100 % (300/300)[/b]</text:p>
          </table:table-cell>
          <table:table-cell table:number-columns-repeated="1023"/>
        </table:table-row>
        <table:table-row table:style-name="ro2">
          <table:table-cell table:formula="of:=IF([$En_1.C4]&lt;&gt;&quot;N/A&quot;;CONCATENATE([$En_1.A4];&quot; - &quot;;[$En_1.B4];&quot;: &quot;;ROUND((([$En_1.C4])*100);0);&quot; %&quot;);CONCATENATE([$En_1.A4];&quot; - &quot;;[$En_1.B4];&quot;: &quot;;&quot;N/A&quot;))" office:value-type="string" office:string-value="K1 - Master's of Latin: 100 %">
            <text:p>K1 - Master's of Latin: 100 %</text:p>
          </table:table-cell>
          <table:table-cell table:number-columns-repeated="1023"/>
        </table:table-row>
        <table:table-row table:style-name="ro2">
          <table:table-cell table:formula="of:=IF([$En_1.C5]&lt;&gt;&quot;N/A&quot;;CONCATENATE([$En_1.A5];&quot; - &quot;;[$En_1.B5];&quot;: &quot;;ROUND((([$En_1.C5])*100);0);&quot; %&quot;);CONCATENATE([$En_1.A5];&quot; - &quot;;[$En_1.B5];&quot;: &quot;;&quot;N/A&quot;))" office:value-type="string" office:string-value="K2 - Master's of ancient Greek: 100 %">
            <text:p>K2 - Master's of ancient Greek: 100 %</text:p>
          </table:table-cell>
          <table:table-cell table:number-columns-repeated="1023"/>
        </table:table-row>
        <table:table-row table:style-name="ro2">
          <table:table-cell table:formula="of:=IF([$En_1.C6]&lt;&gt;&quot;N/A&quot;;CONCATENATE([$En_1.A6];&quot; - &quot;;[$En_1.B6];&quot;: &quot;;ROUND((([$En_1.C6])*100);0);&quot; %&quot;);CONCATENATE([$En_1.A6];&quot; - &quot;;[$En_1.B6];&quot;: &quot;;&quot;N/A&quot;))" office:value-type="string" office:string-value="K3 - Master's of Modern Languages: 100 %">
            <text:p>K3 - Master's of Modern Languages: 10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FFC000][b]&quot;;[$En_1.B8];&quot;: &quot;;ROUND((([$En_1.D8])*100);0);&quot; %&quot;;&quot; (&quot;;[$En_1.E8];&quot;)[/b]&quot;)" office:value-type="string" office:string-value="[color=#FFC000][b]General Skills: 100 % (100/100)[/b]">
            <text:p>[color=#FFC000][b]General Skills: 100 % (100/100)[/b]</text:p>
          </table:table-cell>
          <table:table-cell table:number-columns-repeated="1023"/>
        </table:table-row>
        <table:table-row table:style-name="ro2">
          <table:table-cell table:formula="of:=IF([$En_1.C9]&lt;&gt;&quot;N/A&quot;;CONCATENATE([$En_1.A9];&quot; - &quot;;[$En_1.B9];&quot;: &quot;;ROUND((([$En_1.C9])*100);0);&quot; %&quot;);CONCATENATE([$En_1.A9];&quot; - &quot;;[$En_1.B9];&quot;: &quot;;&quot;N/A&quot;))" office:value-type="string" office:string-value="W1 - Stonemasonry: 100 %">
            <text:p>W1 - Stonemasonry: 10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953735][b]&quot;;[$En_1.B11];&quot;: &quot;;ROUND((([$En_1.D11])*100);0);&quot; %&quot;;&quot; (&quot;;[$En_1.E11];&quot;)[/b]&quot;)" office:value-type="string" office:string-value="[color=#953735][b]Seafaring Skills: 69 % (555/800)[/b]">
            <text:p>[color=#953735][b]Seafaring Skills: 69 % (555/800)[/b]</text:p>
          </table:table-cell>
          <table:table-cell table:number-columns-repeated="1023"/>
        </table:table-row>
        <table:table-row table:style-name="ro2">
          <table:table-cell table:formula="of:=IF([$En_1.C12]&lt;&gt;&quot;N/A&quot;;CONCATENATE([$En_1.A12];&quot; - &quot;;[$En_1.B12];&quot;: &quot;;ROUND((([$En_1.C12])*100);0);&quot; %&quot;);CONCATENATE([$En_1.A12];&quot; - &quot;;[$En_1.B12];&quot;: &quot;;&quot;N/A&quot;))" office:value-type="string" office:string-value="N1 - Basic Seafaring: 100 %">
            <text:p>N1 - Basic Seafaring: 100 %</text:p>
          </table:table-cell>
          <table:table-cell table:number-columns-repeated="1023"/>
        </table:table-row>
        <table:table-row table:style-name="ro2">
          <table:table-cell table:formula="of:=IF([$En_1.C13]&lt;&gt;&quot;N/A&quot;;CONCATENATE([$En_1.A13];&quot; - &quot;;[$En_1.B13];&quot;: &quot;;ROUND((([$En_1.C13])*100);0);&quot; %&quot;);CONCATENATE([$En_1.A13];&quot; - &quot;;[$En_1.B13];&quot;: &quot;;&quot;N/A&quot;))" office:value-type="string" office:string-value="N2 - Astronomy: 100 %">
            <text:p>N2 - Astronomy: 100 %</text:p>
          </table:table-cell>
          <table:table-cell table:number-columns-repeated="1023"/>
        </table:table-row>
        <table:table-row table:style-name="ro2">
          <table:table-cell table:formula="of:=IF([$En_1.C14]&lt;&gt;&quot;N/A&quot;;CONCATENATE([$En_1.A14];&quot; - &quot;;[$En_1.B14];&quot;: &quot;;ROUND((([$En_1.C14])*100);0);&quot; %&quot;);CONCATENATE([$En_1.A14];&quot; - &quot;;[$En_1.B14];&quot;: &quot;;&quot;N/A&quot;))" office:value-type="string" office:string-value="N3 - Advanced Seafaring: 100 %">
            <text:p>N3 - Advanced Seafaring: 100 %</text:p>
          </table:table-cell>
          <table:table-cell table:number-columns-repeated="1023"/>
        </table:table-row>
        <table:table-row table:style-name="ro2">
          <table:table-cell table:formula="of:=IF([$En_1.C15]&lt;&gt;&quot;N/A&quot;;CONCATENATE([$En_1.A15];&quot; - &quot;;[$En_1.B15];&quot;: &quot;;ROUND((([$En_1.C15])*100);0);&quot; %&quot;);CONCATENATE([$En_1.A15];&quot; - &quot;;[$En_1.B15];&quot;: &quot;;&quot;N/A&quot;))" office:value-type="string" office:string-value="N4 - Basic Naval Engineering: 37 %">
            <text:p>N4 - Basic Naval Engineering: 37 %</text:p>
          </table:table-cell>
          <table:table-cell table:number-columns-repeated="1023"/>
        </table:table-row>
        <table:table-row table:style-name="ro2">
          <table:table-cell table:formula="of:=IF([$En_1.C16]&lt;&gt;&quot;N/A&quot;;CONCATENATE([$En_1.A16];&quot; - &quot;;[$En_1.B16];&quot;: &quot;;ROUND((([$En_1.C16])*100);0);&quot; %&quot;);CONCATENATE([$En_1.A16];&quot; - &quot;;[$En_1.B16];&quot;: &quot;;&quot;N/A&quot;))" office:value-type="string" office:string-value="N5 - Advanced Naval Engineering: 10 %">
            <text:p>N5 - Advanced Naval Engineering: 10 %</text:p>
          </table:table-cell>
          <table:table-cell table:number-columns-repeated="1023"/>
        </table:table-row>
        <table:table-row table:style-name="ro2">
          <table:table-cell table:formula="of:=IF([$En_1.C17]&lt;&gt;&quot;N/A&quot;;CONCATENATE([$En_1.A17];&quot; - &quot;;[$En_1.B17];&quot;: &quot;;ROUND((([$En_1.C17])*100);0);&quot; %&quot;);CONCATENATE([$En_1.A17];&quot; - &quot;;[$En_1.B17];&quot;: &quot;;&quot;N/A&quot;))" office:value-type="string" office:string-value="N6 - Basic Naval Combat: 100 %">
            <text:p>N6 - Basic Naval Combat: 100 %</text:p>
          </table:table-cell>
          <table:table-cell table:number-columns-repeated="1023"/>
        </table:table-row>
        <table:table-row table:style-name="ro2">
          <table:table-cell table:formula="of:=IF([$En_1.C18]&lt;&gt;&quot;N/A&quot;;CONCATENATE([$En_1.A18];&quot; - &quot;;[$En_1.B18];&quot;: &quot;;ROUND((([$En_1.C18])*100);0);&quot; %&quot;);CONCATENATE([$En_1.A18];&quot; - &quot;;[$En_1.B18];&quot;: &quot;;&quot;N/A&quot;))" office:value-type="string" office:string-value="N7 - Advanced Naval Combat: 100 %">
            <text:p>N7 - Advanced Naval Combat: 100 %</text:p>
          </table:table-cell>
          <table:table-cell table:number-columns-repeated="1023"/>
        </table:table-row>
        <table:table-row table:style-name="ro2">
          <table:table-cell table:formula="of:=IF([$En_1.C19]&lt;&gt;&quot;N/A&quot;;CONCATENATE([$En_1.A19];&quot; - &quot;;[$En_1.B19];&quot;: &quot;;ROUND((([$En_1.C19])*100);0);&quot; %&quot;);CONCATENATE([$En_1.A19];&quot; - &quot;;[$En_1.B19];&quot;: &quot;;&quot;N/A&quot;))" office:value-type="string" office:string-value="N8 - Expert Seafaring: 8 %">
            <text:p>N8 - Expert Seafaring: 8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0070C0][b]&quot;;[$En_1.B21];&quot;: &quot;;ROUND((([$En_1.D21])*100);0);&quot; %&quot;;&quot; (&quot;;[$En_1.E21];&quot;)[/b]&quot;)" office:value-type="string" office:string-value="[color=#0070C0][b]Church Skills: 63 % (879/1400)[/b]">
            <text:p>[color=#0070C0][b]Church Skills: 63 % (879/1400)[/b]</text:p>
          </table:table-cell>
          <table:table-cell table:number-columns-repeated="1023"/>
        </table:table-row>
        <table:table-row table:style-name="ro2">
          <table:table-cell table:formula="of:=IF([$En_1.C22]&lt;&gt;&quot;N/A&quot;;CONCATENATE([$En_1.A22];&quot; - &quot;;[$En_1.B22];&quot;: &quot;;ROUND((([$En_1.C22])*100);0);&quot; %&quot;);CONCATENATE([$En_1.A22];&quot; - &quot;;[$En_1.B22];&quot;: &quot;;&quot;N/A&quot;))" office:value-type="string" office:string-value="K4 - Aristotle's Moral Principles: 100 %">
            <text:p>K4 - Aristotle's Moral Principles: 100 %</text:p>
          </table:table-cell>
          <table:table-cell table:number-columns-repeated="1023"/>
        </table:table-row>
        <table:table-row table:style-name="ro2">
          <table:table-cell table:formula="of:=IF([$En_1.C23]&lt;&gt;&quot;N/A&quot;;CONCATENATE([$En_1.A23];&quot; - &quot;;[$En_1.B23];&quot;: &quot;;ROUND((([$En_1.C23])*100);0);&quot; %&quot;);CONCATENATE([$En_1.A23];&quot; - &quot;;[$En_1.B23];&quot;: &quot;;&quot;N/A&quot;))" office:value-type="string" office:string-value="K5 - Logic: 100 %">
            <text:p>K5 - Logic: 100 %</text:p>
          </table:table-cell>
          <table:table-cell table:number-columns-repeated="1023"/>
        </table:table-row>
        <table:table-row table:style-name="ro2">
          <table:table-cell table:formula="of:=IF([$En_1.C24]&lt;&gt;&quot;N/A&quot;;CONCATENATE([$En_1.A24];&quot; - &quot;;[$En_1.B24];&quot;: &quot;;ROUND((([$En_1.C24])*100);0);&quot; %&quot;);CONCATENATE([$En_1.A24];&quot; - &quot;;[$En_1.B24];&quot;: &quot;;&quot;N/A&quot;))" office:value-type="string" office:string-value="K6 - The sense of being: 100 %">
            <text:p>K6 - The sense of being: 100 %</text:p>
          </table:table-cell>
          <table:table-cell table:number-columns-repeated="1023"/>
        </table:table-row>
        <table:table-row table:style-name="ro2">
          <table:table-cell table:formula="of:=IF([$En_1.C25]&lt;&gt;&quot;N/A&quot;;CONCATENATE([$En_1.A25];&quot; - &quot;;[$En_1.B25];&quot;: &quot;;ROUND((([$En_1.C25])*100);0);&quot; %&quot;);CONCATENATE([$En_1.A25];&quot; - &quot;;[$En_1.B25];&quot;: &quot;;&quot;N/A&quot;))" office:value-type="string" office:string-value="K7 - The beginning of the world: 100 %">
            <text:p>K7 - The beginning of the world: 100 %</text:p>
          </table:table-cell>
          <table:table-cell table:number-columns-repeated="1023"/>
        </table:table-row>
        <table:table-row table:style-name="ro2">
          <table:table-cell table:formula="of:=IF([$En_1.C26]&lt;&gt;&quot;N/A&quot;;CONCATENATE([$En_1.A26];&quot; - &quot;;[$En_1.B26];&quot;: &quot;;ROUND((([$En_1.C26])*100);0);&quot; %&quot;);CONCATENATE([$En_1.A26];&quot; - &quot;;[$En_1.B26];&quot;: &quot;;&quot;N/A&quot;))" office:value-type="string" office:string-value="K8 - The Roman Church: organisation and history: 100 %">
            <text:p>K8 - The Roman Church: organisation and history: 100 %</text:p>
          </table:table-cell>
          <table:table-cell table:number-columns-repeated="1023"/>
        </table:table-row>
        <table:table-row table:style-name="ro2">
          <table:table-cell table:formula="of:=IF([$En_1.C27]&lt;&gt;&quot;N/A&quot;;CONCATENATE([$En_1.A27];&quot; - &quot;;[$En_1.B27];&quot;: &quot;;ROUND((([$En_1.C27])*100);0);&quot; %&quot;);CONCATENATE([$En_1.A27];&quot; - &quot;;[$En_1.B27];&quot;: &quot;;&quot;N/A&quot;))" office:value-type="string" office:string-value="K9 - The Good: 50 %">
            <text:p>K9 - The Good: 50 %</text:p>
          </table:table-cell>
          <table:table-cell table:number-columns-repeated="1023"/>
        </table:table-row>
        <table:table-row table:style-name="ro2">
          <table:table-cell table:formula="of:=IF([$En_1.C28]&lt;&gt;&quot;N/A&quot;;CONCATENATE([$En_1.A28];&quot; - &quot;;[$En_1.B28];&quot;: &quot;;ROUND((([$En_1.C28])*100);0);&quot; %&quot;);CONCATENATE([$En_1.A28];&quot; - &quot;;[$En_1.B28];&quot;: &quot;;&quot;N/A&quot;))" office:value-type="string" office:string-value="K10 - Virtue: 50 %">
            <text:p>K10 - Virtue: 50 %</text:p>
          </table:table-cell>
          <table:table-cell table:number-columns-repeated="1023"/>
        </table:table-row>
        <table:table-row table:style-name="ro2">
          <table:table-cell table:formula="of:=IF([$En_1.C29]&lt;&gt;&quot;N/A&quot;;CONCATENATE([$En_1.A29];&quot; - &quot;;[$En_1.B29];&quot;: &quot;;ROUND((([$En_1.C29])*100);0);&quot; %&quot;);CONCATENATE([$En_1.A29];&quot; - &quot;;[$En_1.B29];&quot;: &quot;;&quot;N/A&quot;))" office:value-type="string" office:string-value="K11 - Temperance: 50 %">
            <text:p>K11 - Temperance: 50 %</text:p>
          </table:table-cell>
          <table:table-cell table:number-columns-repeated="1023"/>
        </table:table-row>
        <table:table-row table:style-name="ro2">
          <table:table-cell table:formula="of:=IF([$En_1.C30]&lt;&gt;&quot;N/A&quot;;CONCATENATE([$En_1.A30];&quot; - &quot;;[$En_1.B30];&quot;: &quot;;ROUND((([$En_1.C30])*100);0);&quot; %&quot;);CONCATENATE([$En_1.A30];&quot; - &quot;;[$En_1.B30];&quot;: &quot;;&quot;N/A&quot;))" office:value-type="string" office:string-value="K12 - Justice: 50 %">
            <text:p>K12 - Justice: 50 %</text:p>
          </table:table-cell>
          <table:table-cell table:number-columns-repeated="1023"/>
        </table:table-row>
        <table:table-row table:style-name="ro2">
          <table:table-cell table:formula="of:=IF([$En_1.C31]&lt;&gt;&quot;N/A&quot;;CONCATENATE([$En_1.A31];&quot; - &quot;;[$En_1.B31];&quot;: &quot;;ROUND((([$En_1.C31])*100);0);&quot; %&quot;);CONCATENATE([$En_1.A31];&quot; - &quot;;[$En_1.B31];&quot;: &quot;;&quot;N/A&quot;))" office:value-type="string" office:string-value="K13 - Friendship: 50 %">
            <text:p>K13 - Friendship: 50 %</text:p>
          </table:table-cell>
          <table:table-cell table:number-columns-repeated="1023"/>
        </table:table-row>
        <table:table-row table:style-name="ro2">
          <table:table-cell table:formula="of:=IF([$En_1.C32]&lt;&gt;&quot;N/A&quot;;CONCATENATE([$En_1.A32];&quot; - &quot;;[$En_1.B32];&quot;: &quot;;ROUND((([$En_1.C32])*100);0);&quot; %&quot;);CONCATENATE([$En_1.A32];&quot; - &quot;;[$En_1.B32];&quot;: &quot;;&quot;N/A&quot;))" office:value-type="string" office:string-value="K14 - A seventh thing. Maybe the seventh sky. Or better: the seventh son of the seventh son: 100 %">
            <text:p>K14 - A seventh thing. Maybe the seventh sky. Or better: the seventh son of the seventh son: 100 %</text:p>
          </table:table-cell>
          <table:table-cell table:number-columns-repeated="1023"/>
        </table:table-row>
        <table:table-row table:style-name="ro2">
          <table:table-cell table:formula="of:=IF([$En_1.C33]&lt;&gt;&quot;N/A&quot;;CONCATENATE([$En_1.A33];&quot; - &quot;;[$En_1.B33];&quot;: &quot;;ROUND((([$En_1.C33])*100);0);&quot; %&quot;);CONCATENATE([$En_1.A33];&quot; - &quot;;[$En_1.B33];&quot;: &quot;;&quot;N/A&quot;))" office:value-type="string" office:string-value="K15 - Pleasure and Delight: 29 %">
            <text:p>K15 - Pleasure and Delight: 29 %</text:p>
          </table:table-cell>
          <table:table-cell table:number-columns-repeated="1023"/>
        </table:table-row>
        <table:table-row table:style-name="ro2">
          <table:table-cell table:formula="of:=IF([$En_1.C34]&lt;&gt;&quot;N/A&quot;;CONCATENATE([$En_1.A34];&quot; - &quot;;[$En_1.B34];&quot;: &quot;;ROUND((([$En_1.C34])*100);0);&quot; %&quot;);CONCATENATE([$En_1.A34];&quot; - &quot;;[$En_1.B34];&quot;: &quot;;&quot;N/A&quot;))" office:value-type="string" office:string-value="K16 - Ontology - science of the being: N/A">
            <text:p>K16 - Ontology - science of the being: N/A</text:p>
          </table:table-cell>
          <table:table-cell table:number-columns-repeated="1023"/>
        </table:table-row>
        <table:table-row table:style-name="ro2">
          <table:table-cell table:formula="of:=IF([$En_1.C35]&lt;&gt;&quot;N/A&quot;;CONCATENATE([$En_1.A35];&quot; - &quot;;[$En_1.B35];&quot;: &quot;;ROUND((([$En_1.C35])*100);0);&quot; %&quot;);CONCATENATE([$En_1.A35];&quot; - &quot;;[$En_1.B35];&quot;: &quot;;&quot;N/A&quot;))" office:value-type="string" office:string-value="K17 - Theology -  science of the first matters: N/A">
            <text:p>K17 - Theology - <text:s/>science of the first matters: N/A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7030A0][b]&quot;;[$En_1.B37];&quot;: &quot;;ROUND((([$En_1.D37])*100);0);&quot; %&quot;;&quot; (&quot;;[$En_1.E37];&quot;)[/b]&quot;)" office:value-type="string" office:string-value="[color=#7030A0][b]Science Skills: 58 % (518/900)[/b]">
            <text:p>[color=#7030A0][b]Science Skills: 58 % (518/900)[/b]</text:p>
          </table:table-cell>
          <table:table-cell table:number-columns-repeated="1023"/>
        </table:table-row>
        <table:table-row table:style-name="ro2">
          <table:table-cell table:formula="of:=IF([$En_1.C38]&lt;&gt;&quot;N/A&quot;;CONCATENATE([$En_1.A38];&quot; - &quot;;[$En_1.B38];&quot;: &quot;;ROUND((([$En_1.C38])*100);0);&quot; %&quot;);CONCATENATE([$En_1.A38];&quot; - &quot;;[$En_1.B38];&quot;: &quot;;&quot;N/A&quot;))" office:value-type="string" office:string-value="M1 - Basics of biology: 100 %">
            <text:p>M1 - Basics of biology: 100 %</text:p>
          </table:table-cell>
          <table:table-cell table:number-columns-repeated="1023"/>
        </table:table-row>
        <table:table-row table:style-name="ro2">
          <table:table-cell table:formula="of:=IF([$En_1.C39]&lt;&gt;&quot;N/A&quot;;CONCATENATE([$En_1.A39];&quot; - &quot;;[$En_1.B39];&quot;: &quot;;ROUND((([$En_1.C39])*100);0);&quot; %&quot;);CONCATENATE([$En_1.A39];&quot; - &quot;;[$En_1.B39];&quot;: &quot;;&quot;N/A&quot;))" office:value-type="string" office:string-value="M2 - Elements of anatomy: 100 %">
            <text:p>M2 - Elements of anatomy: 100 %</text:p>
          </table:table-cell>
          <table:table-cell table:number-columns-repeated="1023"/>
        </table:table-row>
        <table:table-row table:style-name="ro2">
          <table:table-cell table:formula="of:=IF([$En_1.C40]&lt;&gt;&quot;N/A&quot;;CONCATENATE([$En_1.A40];&quot; - &quot;;[$En_1.B40];&quot;: &quot;;ROUND((([$En_1.C40])*100);0);&quot; %&quot;);CONCATENATE([$En_1.A40];&quot; - &quot;;[$En_1.B40];&quot;: &quot;;&quot;N/A&quot;))" office:value-type="string" office:string-value="M3 - Basics of Medicine: 100 %">
            <text:p>M3 - Basics of Medicine: 100 %</text:p>
          </table:table-cell>
          <table:table-cell table:number-columns-repeated="1023"/>
        </table:table-row>
        <table:table-row table:style-name="ro2">
          <table:table-cell table:formula="of:=IF([$En_1.C41]&lt;&gt;&quot;N/A&quot;;CONCATENATE([$En_1.A41];&quot; - &quot;;[$En_1.B41];&quot;: &quot;;ROUND((([$En_1.C41])*100);0);&quot; %&quot;);CONCATENATE([$En_1.A41];&quot; - &quot;;[$En_1.B41];&quot;: &quot;;&quot;N/A&quot;))" office:value-type="string" office:string-value="M4 - Disease studies: Gravedo: 100 %">
            <text:p>M4 - Disease studies: Gravedo: 100 %</text:p>
          </table:table-cell>
          <table:table-cell table:number-columns-repeated="1023"/>
        </table:table-row>
        <table:table-row table:style-name="ro2">
          <table:table-cell table:formula="of:=IF([$En_1.C42]&lt;&gt;&quot;N/A&quot;;CONCATENATE([$En_1.A42];&quot; - &quot;;[$En_1.B42];&quot;: &quot;;ROUND((([$En_1.C42])*100);0);&quot; %&quot;);CONCATENATE([$En_1.A42];&quot; - &quot;;[$En_1.B42];&quot;: &quot;;&quot;N/A&quot;))" office:value-type="string" office:string-value="M5 - Disease studies: Influentia: 18 %">
            <text:p>M5 - Disease studies: Influentia: 18 %</text:p>
          </table:table-cell>
          <table:table-cell table:number-columns-repeated="1023"/>
        </table:table-row>
        <table:table-row table:style-name="ro2">
          <table:table-cell table:formula="of:=IF([$En_1.C43]&lt;&gt;&quot;N/A&quot;;CONCATENATE([$En_1.A43];&quot; - &quot;;[$En_1.B43];&quot;: &quot;;ROUND((([$En_1.C43])*100);0);&quot; %&quot;);CONCATENATE([$En_1.A43];&quot; - &quot;;[$En_1.B43];&quot;: &quot;;&quot;N/A&quot;))" office:value-type="string" office:string-value="M6 - Disease studies: Alvei Profluvium: 0 %">
            <text:p>M6 - Disease studies: Alvei Profluvium: 0 %</text:p>
          </table:table-cell>
          <table:table-cell table:number-columns-repeated="1023"/>
        </table:table-row>
        <table:table-row table:style-name="ro2">
          <table:table-cell table:formula="of:=IF([$En_1.C44]&lt;&gt;&quot;N/A&quot;;CONCATENATE([$En_1.A44];&quot; - &quot;;[$En_1.B44];&quot;: &quot;;ROUND((([$En_1.C44])*100);0);&quot; %&quot;);CONCATENATE([$En_1.A44];&quot; - &quot;;[$En_1.B44];&quot;: &quot;;&quot;N/A&quot;))" office:value-type="string" office:string-value="M7 - Advanced medicine: 100 %">
            <text:p>M7 - Advanced medicine: 100 %</text:p>
          </table:table-cell>
          <table:table-cell table:number-columns-repeated="1023"/>
        </table:table-row>
        <table:table-row table:style-name="ro2">
          <table:table-cell table:formula="of:=IF([$En_1.C45]&lt;&gt;&quot;N/A&quot;;CONCATENATE([$En_1.A45];&quot; - &quot;;[$En_1.B45];&quot;: &quot;;ROUND((([$En_1.C45])*100);0);&quot; %&quot;);CONCATENATE([$En_1.A45];&quot; - &quot;;[$En_1.B45];&quot;: &quot;;&quot;N/A&quot;))" office:value-type="string" office:string-value="M8 - Disease studies: Pestis: 0 %">
            <text:p>M8 - Disease studies: Pestis: 0 %</text:p>
          </table:table-cell>
          <table:table-cell table:number-columns-repeated="1023"/>
        </table:table-row>
        <table:table-row table:style-name="ro2">
          <table:table-cell table:formula="of:=IF([$En_1.C46]&lt;&gt;&quot;N/A&quot;;CONCATENATE([$En_1.A46];&quot; - &quot;;[$En_1.B46];&quot;: &quot;;ROUND((([$En_1.C46])*100);0);&quot; %&quot;);CONCATENATE([$En_1.A46];&quot; - &quot;;[$En_1.B46];&quot;: &quot;;&quot;N/A&quot;))" office:value-type="string" office:string-value="M9 - Disease studies: Tetanus: 0 %">
            <text:p>M9 - Disease studies: Tetanus: 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red][b]&quot;;[$En_1.B48];&quot;: &quot;;ROUND((([$En_1.D48])*100);0);&quot; %&quot;;&quot; (&quot;;[$En_1.E48];&quot;)[/b]&quot;)" office:value-type="string" office:string-value="[color=red][b]State Skills: 100 % (600/600)[/b]">
            <text:p>[color=red][b]State Skills: 100 % (600/600)[/b]</text:p>
          </table:table-cell>
          <table:table-cell table:number-columns-repeated="1023"/>
        </table:table-row>
        <table:table-row table:style-name="ro2">
          <table:table-cell table:formula="of:=IF([$En_1.C49]&lt;&gt;&quot;N/A&quot;;CONCATENATE([$En_1.A49];&quot; - &quot;;[$En_1.B49];&quot;: &quot;;ROUND((([$En_1.C49])*100);0);&quot; %&quot;);CONCATENATE([$En_1.A49];&quot; - &quot;;[$En_1.B49];&quot;: &quot;;&quot;N/A&quot;))" office:value-type="string" office:string-value="S1 - Basics of History: 100 %">
            <text:p>S1 - Basics of History: 100 %</text:p>
          </table:table-cell>
          <table:table-cell table:number-columns-repeated="1023"/>
        </table:table-row>
        <table:table-row table:style-name="ro2">
          <table:table-cell table:formula="of:=IF([$En_1.C50]&lt;&gt;&quot;N/A&quot;;CONCATENATE([$En_1.A50];&quot; - &quot;;[$En_1.B50];&quot;: &quot;;ROUND((([$En_1.C50])*100);0);&quot; %&quot;);CONCATENATE([$En_1.A50];&quot; - &quot;;[$En_1.B50];&quot;: &quot;;&quot;N/A&quot;))" office:value-type="string" office:string-value="S2 - Study of government institutions: 100 %">
            <text:p>S2 - Study of government institutions: 100 %</text:p>
          </table:table-cell>
          <table:table-cell table:number-columns-repeated="1023"/>
        </table:table-row>
        <table:table-row table:style-name="ro2">
          <table:table-cell table:formula="of:=IF([$En_1.C51]&lt;&gt;&quot;N/A&quot;;CONCATENATE([$En_1.A51];&quot; - &quot;;[$En_1.B51];&quot;: &quot;;ROUND((([$En_1.C51])*100);0);&quot; %&quot;);CONCATENATE([$En_1.A51];&quot; - &quot;;[$En_1.B51];&quot;: &quot;;&quot;N/A&quot;))" office:value-type="string" office:string-value="S3 - Principles of Law: 100 %">
            <text:p>S3 - Principles of Law: 100 %</text:p>
          </table:table-cell>
          <table:table-cell table:number-columns-repeated="1023"/>
        </table:table-row>
        <table:table-row table:style-name="ro2">
          <table:table-cell table:formula="of:=IF([$En_1.C52]&lt;&gt;&quot;N/A&quot;;CONCATENATE([$En_1.A52];&quot; - &quot;;[$En_1.B52];&quot;: &quot;;ROUND((([$En_1.C52])*100);0);&quot; %&quot;);CONCATENATE([$En_1.A52];&quot; - &quot;;[$En_1.B52];&quot;: &quot;;&quot;N/A&quot;))" office:value-type="string" office:string-value="S4 - Communication techniques: 100 %">
            <text:p>S4 - Communication techniques: 100 %</text:p>
          </table:table-cell>
          <table:table-cell table:number-columns-repeated="1023"/>
        </table:table-row>
        <table:table-row table:style-name="ro2">
          <table:table-cell table:formula="of:=IF([$En_1.C53]&lt;&gt;&quot;N/A&quot;;CONCATENATE([$En_1.A53];&quot; - &quot;;[$En_1.B53];&quot;: &quot;;ROUND((([$En_1.C53])*100);0);&quot; %&quot;);CONCATENATE([$En_1.A53];&quot; - &quot;;[$En_1.B53];&quot;: &quot;;&quot;N/A&quot;))" office:value-type="string" office:string-value="S5 - Tax collection mechanisms: 100 %">
            <text:p>S5 - Tax collection mechanisms: 100 %</text:p>
          </table:table-cell>
          <table:table-cell table:number-columns-repeated="1023"/>
        </table:table-row>
        <table:table-row table:style-name="ro2">
          <table:table-cell table:formula="of:=IF([$En_1.C54]&lt;&gt;&quot;N/A&quot;;CONCATENATE([$En_1.A54];&quot; - &quot;;[$En_1.B54];&quot;: &quot;;ROUND((([$En_1.C54])*100);0);&quot; %&quot;);CONCATENATE([$En_1.A54];&quot; - &quot;;[$En_1.B54];&quot;: &quot;;&quot;N/A&quot;))" office:value-type="string" office:string-value="S6 - Trading: 100 %">
            <text:p>S6 - Trading: 10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75923C][b]&quot;;[$En_1.B56];&quot;: &quot;;ROUND((([$En_1.D56])*100);0);&quot; %&quot;;&quot; (&quot;;[$En_1.E56];&quot;)[/b]&quot;)" office:value-type="string" office:string-value="[color=#75923C][b]Army Skills: 100 % (400/400)[/b]">
            <text:p>[color=#75923C][b]Army Skills: 100 % (400/400)[/b]</text:p>
          </table:table-cell>
          <table:table-cell table:number-columns-repeated="1023"/>
        </table:table-row>
        <table:table-row table:style-name="ro2">
          <table:table-cell table:formula="of:=IF([$En_1.C57]&lt;&gt;&quot;N/A&quot;;CONCATENATE([$En_1.A57];&quot; - &quot;;[$En_1.B57];&quot;: &quot;;ROUND((([$En_1.C57])*100);0);&quot; %&quot;);CONCATENATE([$En_1.A57];&quot; - &quot;;[$En_1.B57];&quot;: &quot;;&quot;N/A&quot;))" office:value-type="string" office:string-value="A1 - Basic knowledge of the military: 100 %">
            <text:p>A1 - Basic knowledge of the military: 100 %</text:p>
          </table:table-cell>
          <table:table-cell table:number-columns-repeated="1023"/>
        </table:table-row>
        <table:table-row table:style-name="ro2">
          <table:table-cell table:formula="of:=IF([$En_1.C58]&lt;&gt;&quot;N/A&quot;;CONCATENATE([$En_1.A58];&quot; - &quot;;[$En_1.B58];&quot;: &quot;;ROUND((([$En_1.C58])*100);0);&quot; %&quot;);CONCATENATE([$En_1.A58];&quot; - &quot;;[$En_1.B58];&quot;: &quot;;&quot;N/A&quot;))" office:value-type="string" office:string-value="A2 - Basic tactics: 100 %">
            <text:p>A2 - Basic tactics: 100 %</text:p>
          </table:table-cell>
          <table:table-cell table:number-columns-repeated="1023"/>
        </table:table-row>
        <table:table-row table:style-name="ro2">
          <table:table-cell table:formula="of:=IF([$En_1.C59]&lt;&gt;&quot;N/A&quot;;CONCATENATE([$En_1.A59];&quot; - &quot;;[$En_1.B59];&quot;: &quot;;ROUND((([$En_1.C59])*100);0);&quot; %&quot;);CONCATENATE([$En_1.A59];&quot; - &quot;;[$En_1.B59];&quot;: &quot;;&quot;N/A&quot;))" office:value-type="string" office:string-value="A3 - Basic strategy: 100 %">
            <text:p>A3 - Basic strategy: 100 %</text:p>
          </table:table-cell>
          <table:table-cell table:number-columns-repeated="1023"/>
        </table:table-row>
        <table:table-row table:style-name="ro2">
          <table:table-cell table:formula="of:=IF([$En_1.C60]&lt;&gt;&quot;N/A&quot;;CONCATENATE([$En_1.A60];&quot; - &quot;;[$En_1.B60];&quot;: &quot;;ROUND((([$En_1.C60])*100);0);&quot; %&quot;);CONCATENATE([$En_1.A60];&quot; - &quot;;[$En_1.B60];&quot;: &quot;;&quot;N/A&quot;))" office:value-type="string" office:string-value="A4 - Advanced strategy: 100 %">
            <text:p>A4 - Advanced strategy: 100 %</text:p>
          </table:table-cell>
          <table:table-cell table:number-columns-repeated="1023"/>
        </table:table-row>
        <table:table-row table:style-name="ro2">
          <table:table-cell office:value-type="string">
            <text:p>[/color][/quote]</text:p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z_1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26"/>
        <table:table-column table:style-name="co4" table:default-cell-style-name="ce26"/>
        <table:table-column table:style-name="co5" table:default-cell-style-name="ce43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1" office:value-type="string">
            <text:p>Studia celkem</text:p>
          </table:table-cell>
          <table:table-cell table:style-name="ce25" table:formula="of:=CONCATENATE(COUNTA([.C2:.C60])-COUNTIF([.C2:.C60];&quot;N/A&quot;);&quot;/&quot;;COUNTA([.C2:.C60]))" office:value-type="string" office:string-value="43/45">
            <text:p>43/45</text:p>
          </table:table-cell>
          <table:table-cell table:style-name="ce41" table:formula="of:=(SUM([.C2:.C60])/COUNTA([.C2:.C60]))" office:value-type="percentage" office:value="0.744888888888889">
            <text:p>74%</text:p>
          </table:table-cell>
          <table:table-cell table:style-name="ce42" table:formula="of:=CONCATENATE(SUM([.C2:.C60])*100;&quot;/&quot;;COUNTA([.C2:.C60])*100)" office:value-type="string" office:string-value="3352/4500">
            <text:p>3352/4500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15" office:value-type="string">
            <text:p>Jazyky</text:p>
          </table:table-cell>
          <table:table-cell table:style-name="ce27"/>
          <table:table-cell table:style-name="ce27" table:formula="of:=(SUM([.C4:.C6])/COUNTA([.C4:.C6]))" office:value-type="percentage" office:value="1">
            <text:p>100%</text:p>
          </table:table-cell>
          <table:table-cell table:style-name="ce44" table:formula="of:=CONCATENATE(SUM([.C4:.C6])*100;&quot;/&quot;;COUNTA([.C4:.C6])*100)" office:value-type="string" office:string-value="300/300">
            <text:p>300/300</text:p>
          </table:table-cell>
          <table:table-cell table:style-name="ce2" table:number-columns-repeated="1019"/>
        </table:table-row>
        <table:table-row table:style-name="ro2">
          <table:table-cell table:style-name="ce3" office:value-type="string">
            <text:p>K1</text:p>
          </table:table-cell>
          <table:table-cell table:style-name="ce3" office:value-type="string">
            <text:p>Zvládnutí latiny</text:p>
          </table:table-cell>
          <table:table-cell table:style-name="ce28" table:formula="of:=[$En_1.C4]" office:value-type="percentage" office:value="1">
            <text:p>100%</text:p>
          </table:table-cell>
          <table:table-cell table:style-name="ce28"/>
          <table:table-cell table:style-name="ce45"/>
          <table:table-cell table:style-name="ce5" table:number-columns-repeated="1019"/>
        </table:table-row>
        <table:table-row table:style-name="ro2">
          <table:table-cell table:style-name="ce3" office:value-type="string">
            <text:p>K2</text:p>
          </table:table-cell>
          <table:table-cell table:style-name="ce3" office:value-type="string">
            <text:p>Zvládnutí starověké řečtiny</text:p>
          </table:table-cell>
          <table:table-cell table:style-name="ce28" table:formula="of:=[$En_1.C5]" office:value-type="percentage" office:value="1">
            <text:p>100%</text:p>
          </table:table-cell>
          <table:table-cell table:style-name="ce28"/>
          <table:table-cell table:style-name="ce45"/>
          <table:table-cell table:style-name="ce5" table:number-columns-repeated="1019"/>
        </table:table-row>
        <table:table-row table:style-name="ro2">
          <table:table-cell table:style-name="ce3" office:value-type="string">
            <text:p>K3</text:p>
          </table:table-cell>
          <table:table-cell table:style-name="ce3" office:value-type="string">
            <text:p>Zvládnutí moderních jazyků</text:p>
          </table:table-cell>
          <table:table-cell table:style-name="ce28" table:formula="of:=[$En_1.C6]" office:value-type="percentage" office:value="1">
            <text:p>100%</text:p>
          </table:table-cell>
          <table:table-cell table:style-name="ce28"/>
          <table:table-cell table:style-name="ce45"/>
          <table:table-cell table:style-name="ce5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2" office:value-type="string">
            <text:p>Všeobecné odbornosti</text:p>
          </table:table-cell>
          <table:table-cell table:style-name="ce29"/>
          <table:table-cell table:style-name="ce29" table:formula="of:=(SUM([.C9])/COUNTA([.C9]))" office:value-type="percentage" office:value="1">
            <text:p>100%</text:p>
          </table:table-cell>
          <table:table-cell table:style-name="ce46" table:formula="of:=CONCATENATE(SUM([.C9])*100;&quot;/&quot;;COUNTA([.C9])*100)" office:value-type="string" office:string-value="100/100">
            <text:p>100/100</text:p>
          </table:table-cell>
          <table:table-cell table:style-name="ce4" table:number-columns-repeated="1019"/>
        </table:table-row>
        <table:table-row table:style-name="ro2">
          <table:table-cell table:style-name="ce5" office:value-type="string">
            <text:p>W1</text:p>
          </table:table-cell>
          <table:table-cell table:style-name="ce5" office:value-type="string">
            <text:p>Kamenictví</text:p>
          </table:table-cell>
          <table:table-cell table:style-name="ce30" table:formula="of:=[$En_1.C9]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/>
          <table:table-cell table:style-name="ce6"/>
          <table:table-cell table:style-name="ce31" table:number-columns-repeated="2"/>
          <table:table-cell table:style-name="ce47"/>
          <table:table-cell table:number-columns-repeated="1019"/>
        </table:table-row>
        <table:table-row table:style-name="ro1">
          <table:table-cell/>
          <table:table-cell table:style-name="ce16" office:value-type="string">
            <text:p>Mořeplavecké odbornosti</text:p>
          </table:table-cell>
          <table:table-cell table:style-name="ce32"/>
          <table:table-cell table:style-name="ce32" table:formula="of:=(SUM([.C12:.C19])/COUNTA([.C12:.C19]))" office:value-type="percentage" office:value="0.69375">
            <text:p>69%</text:p>
          </table:table-cell>
          <table:table-cell table:style-name="ce48" table:formula="of:=CONCATENATE(SUM([.C12:.C19])*100;&quot;/&quot;;COUNTA([.C12:.C19])*100)" office:value-type="string" office:string-value="555/800">
            <text:p>555/8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N1</text:p>
          </table:table-cell>
          <table:table-cell table:style-name="ce6" office:value-type="string">
            <text:p>Základy mořeplavby</text:p>
          </table:table-cell>
          <table:table-cell table:style-name="ce31" table:formula="of:=[$En_1.C12]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2</text:p>
          </table:table-cell>
          <table:table-cell table:style-name="ce6" office:value-type="string">
            <text:p>Astronomie</text:p>
          </table:table-cell>
          <table:table-cell table:style-name="ce31" table:formula="of:=[$En_1.C13]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3</text:p>
          </table:table-cell>
          <table:table-cell table:style-name="ce6" office:value-type="string">
            <text:p>Pokročilá mořeplavba</text:p>
          </table:table-cell>
          <table:table-cell table:style-name="ce31" table:formula="of:=[$En_1.C14]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4</text:p>
          </table:table-cell>
          <table:table-cell table:style-name="ce6" office:value-type="string">
            <text:p>Základy loďařství</text:p>
          </table:table-cell>
          <table:table-cell table:style-name="ce31" table:formula="of:=[$En_1.C15]" office:value-type="percentage" office:value="0.37">
            <text:p>37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5</text:p>
          </table:table-cell>
          <table:table-cell table:style-name="ce6" office:value-type="string">
            <text:p>Pokročilé loďařství</text:p>
          </table:table-cell>
          <table:table-cell table:style-name="ce31" table:formula="of:=[$En_1.C16]" office:value-type="percentage" office:value="0.1">
            <text:p>1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6</text:p>
          </table:table-cell>
          <table:table-cell table:style-name="ce6" office:value-type="string">
            <text:p>Základy námořního válečnictví</text:p>
          </table:table-cell>
          <table:table-cell table:style-name="ce31" table:formula="of:=[$En_1.C17]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7</text:p>
          </table:table-cell>
          <table:table-cell table:style-name="ce6" office:value-type="string">
            <text:p>Pokročilé námořní válečnictví</text:p>
          </table:table-cell>
          <table:table-cell table:style-name="ce31" table:formula="of:=[$En_1.C18]" office:value-type="percentage" office:value="1">
            <text:p>100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style-name="ce6" office:value-type="string">
            <text:p>N8</text:p>
          </table:table-cell>
          <table:table-cell table:style-name="ce6" office:value-type="string">
            <text:p>Speciální mořeplavba</text:p>
          </table:table-cell>
          <table:table-cell table:style-name="ce31" table:formula="of:=[$En_1.C19]" office:value-type="percentage" office:value="0.08">
            <text:p>8%</text:p>
          </table:table-cell>
          <table:table-cell table:style-name="ce31"/>
          <table:table-cell table:style-name="ce4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7"/>
          <table:table-cell table:style-name="ce17" office:value-type="string">
            <text:p>Církevní odbornosti</text:p>
          </table:table-cell>
          <table:table-cell table:style-name="ce33"/>
          <table:table-cell table:style-name="ce33" table:formula="of:=(SUM([.C22:.C35])/COUNTA([.C22:.C35]))" office:value-type="percentage" office:value="0.627857142857143">
            <text:p>63%</text:p>
          </table:table-cell>
          <table:table-cell table:style-name="ce49" table:formula="of:=CONCATENATE(SUM([.C22:.C35])*100;&quot;/&quot;;COUNTA([.C22:.C35])*100)" office:value-type="string" office:string-value="879/1400">
            <text:p>879/1400</text:p>
          </table:table-cell>
          <table:table-cell table:style-name="ce7" table:number-columns-repeated="1019"/>
        </table:table-row>
        <table:table-row table:style-name="ro2">
          <table:table-cell table:style-name="ce8" office:value-type="string">
            <text:p>K4</text:p>
          </table:table-cell>
          <table:table-cell table:style-name="ce18" office:value-type="string">
            <text:p>Aristotelovské morální principy</text:p>
          </table:table-cell>
          <table:table-cell table:style-name="ce34" table:formula="of:=[$En_1.C22]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5</text:p>
          </table:table-cell>
          <table:table-cell table:style-name="ce18" office:value-type="string">
            <text:p>Logika</text:p>
          </table:table-cell>
          <table:table-cell table:style-name="ce34" table:formula="of:=[$En_1.C23]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6</text:p>
          </table:table-cell>
          <table:table-cell table:style-name="ce18" office:value-type="string">
            <text:p>Smysl jsoucna</text:p>
          </table:table-cell>
          <table:table-cell table:style-name="ce34" table:formula="of:=[$En_1.C24]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7</text:p>
          </table:table-cell>
          <table:table-cell table:style-name="ce18" office:value-type="string">
            <text:p>Počátky světa</text:p>
          </table:table-cell>
          <table:table-cell table:style-name="ce34" table:formula="of:=[$En_1.C25]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8</text:p>
          </table:table-cell>
          <table:table-cell table:style-name="ce18" office:value-type="string">
            <text:p>Římská církev - organizace a historie</text:p>
          </table:table-cell>
          <table:table-cell table:style-name="ce34" table:formula="of:=[$En_1.C26]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9</text:p>
          </table:table-cell>
          <table:table-cell table:style-name="ce18" office:value-type="string">
            <text:p>Dobrota</text:p>
          </table:table-cell>
          <table:table-cell table:style-name="ce34" table:formula="of:=[$En_1.C27]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0</text:p>
          </table:table-cell>
          <table:table-cell table:style-name="ce18" office:value-type="string">
            <text:p>Ctnost</text:p>
          </table:table-cell>
          <table:table-cell table:style-name="ce34" table:formula="of:=[$En_1.C28]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1</text:p>
          </table:table-cell>
          <table:table-cell table:style-name="ce18" office:value-type="string">
            <text:p>Střídmost</text:p>
          </table:table-cell>
          <table:table-cell table:style-name="ce34" table:formula="of:=[$En_1.C29]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2</text:p>
          </table:table-cell>
          <table:table-cell table:style-name="ce18" office:value-type="string">
            <text:p>Soudnost</text:p>
          </table:table-cell>
          <table:table-cell table:style-name="ce34" table:formula="of:=[$En_1.C30]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3</text:p>
          </table:table-cell>
          <table:table-cell table:style-name="ce18" office:value-type="string">
            <text:p>Přátelskost</text:p>
          </table:table-cell>
          <table:table-cell table:style-name="ce34" table:formula="of:=[$En_1.C31]" office:value-type="percentage" office:value="0.5">
            <text:p>5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4</text:p>
          </table:table-cell>
          <table:table-cell table:style-name="ce18" office:value-type="string">
            <text:p>Sedmá věc. Možná sedmé nebe. Nebo lépe - sedmý syn sedmého syna</text:p>
          </table:table-cell>
          <table:table-cell table:style-name="ce34" table:formula="of:=[$En_1.C32]" office:value-type="percentage" office:value="1">
            <text:p>100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5</text:p>
          </table:table-cell>
          <table:table-cell table:style-name="ce18" office:value-type="string">
            <text:p>Požitkářství a rozkošnictví</text:p>
          </table:table-cell>
          <table:table-cell table:style-name="ce34" table:formula="of:=[$En_1.C33]" office:value-type="percentage" office:value="0.29">
            <text:p>29%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6</text:p>
          </table:table-cell>
          <table:table-cell table:style-name="ce18" office:value-type="string">
            <text:p>Ontologie - věda o jsoucnu</text:p>
          </table:table-cell>
          <table:table-cell table:style-name="ce34" table:formula="of:=[$En_1.C34]" office:value-type="string" office:string-value="N/A">
            <text:p>N/A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style-name="ce8" office:value-type="string">
            <text:p>K17</text:p>
          </table:table-cell>
          <table:table-cell table:style-name="ce18" office:value-type="string">
            <text:p>Teologie - věda o počátku věcí</text:p>
          </table:table-cell>
          <table:table-cell table:style-name="ce34" table:formula="of:=[$En_1.C35]" office:value-type="string" office:string-value="N/A">
            <text:p>N/A</text:p>
          </table:table-cell>
          <table:table-cell table:style-name="ce34"/>
          <table:table-cell table:style-name="ce50"/>
          <table:table-cell table:style-name="ce8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9"/>
          <table:table-cell table:style-name="ce19" office:value-type="string">
            <text:p>Lékařské odbornosti</text:p>
          </table:table-cell>
          <table:table-cell table:style-name="ce35"/>
          <table:table-cell table:style-name="ce35" table:formula="of:=(SUM([.C38:.C46])/COUNTA([.C38:.C46]))" office:value-type="percentage" office:value="0.575555555555555">
            <text:p>58%</text:p>
          </table:table-cell>
          <table:table-cell table:style-name="ce51" table:formula="of:=CONCATENATE(SUM([.C38:.C46])*100;&quot;/&quot;;COUNTA([.C38:.C46])*100)" office:value-type="string" office:string-value="518/900">
            <text:p>518/900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>
            <text:p>M1</text:p>
          </table:table-cell>
          <table:table-cell table:style-name="ce20" office:value-type="string">
            <text:p>Základy biologie</text:p>
          </table:table-cell>
          <table:table-cell table:style-name="ce36" table:formula="of:=[$En_1.C38]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2</text:p>
          </table:table-cell>
          <table:table-cell table:style-name="ce20" office:value-type="string">
            <text:p>Základy anatomie</text:p>
          </table:table-cell>
          <table:table-cell table:style-name="ce36" table:formula="of:=[$En_1.C39]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3</text:p>
          </table:table-cell>
          <table:table-cell table:style-name="ce20" office:value-type="string">
            <text:p>Základy lékařství</text:p>
          </table:table-cell>
          <table:table-cell table:style-name="ce36" table:formula="of:=[$En_1.C40]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4</text:p>
          </table:table-cell>
          <table:table-cell table:style-name="ce20" office:value-type="string">
            <text:p>Diagnostika bronchitidy (gravedo)</text:p>
          </table:table-cell>
          <table:table-cell table:style-name="ce36" table:formula="of:=[$En_1.C41]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5</text:p>
          </table:table-cell>
          <table:table-cell table:style-name="ce20" office:value-type="string">
            <text:p>Diagnostika chřipky (influentia)</text:p>
          </table:table-cell>
          <table:table-cell table:style-name="ce36" table:formula="of:=[$En_1.C42]" office:value-type="percentage" office:value="0.18">
            <text:p>18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6</text:p>
          </table:table-cell>
          <table:table-cell table:style-name="ce20" office:value-type="string">
            <text:p>Diagnostika úplavice (alvei profluvium)</text:p>
          </table:table-cell>
          <table:table-cell table:style-name="ce36" table:formula="of:=[$En_1.C43]" office:value-type="percentage" office:value="0">
            <text:p>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7</text:p>
          </table:table-cell>
          <table:table-cell table:style-name="ce20" office:value-type="string">
            <text:p>Pokročilé lékařství</text:p>
          </table:table-cell>
          <table:table-cell table:style-name="ce36" table:formula="of:=[$En_1.C44]" office:value-type="percentage" office:value="1">
            <text:p>10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8</text:p>
          </table:table-cell>
          <table:table-cell table:style-name="ce20" office:value-type="string">
            <text:p>Diagnostika moru (pestis)</text:p>
          </table:table-cell>
          <table:table-cell table:style-name="ce36" table:formula="of:=[$En_1.C45]" office:value-type="percentage" office:value="0">
            <text:p>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style-name="ce10" office:value-type="string">
            <text:p>M9</text:p>
          </table:table-cell>
          <table:table-cell table:style-name="ce20" office:value-type="string">
            <text:p>Diagnostika tetanu (tetanus)</text:p>
          </table:table-cell>
          <table:table-cell table:style-name="ce36" table:formula="of:=[$En_1.C46]" office:value-type="percentage" office:value="0">
            <text:p>0%</text:p>
          </table:table-cell>
          <table:table-cell table:style-name="ce36"/>
          <table:table-cell table:style-name="ce52"/>
          <table:table-cell table:style-name="ce10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1"/>
          <table:table-cell table:style-name="ce21" office:value-type="string">
            <text:p>Státovědní odbornosti</text:p>
          </table:table-cell>
          <table:table-cell table:style-name="ce37"/>
          <table:table-cell table:style-name="ce37" table:formula="of:=(SUM([.C49:.C54])/COUNTA([.C49:.C54]))" office:value-type="percentage" office:value="1">
            <text:p>100%</text:p>
          </table:table-cell>
          <table:table-cell table:style-name="ce53" table:formula="of:=CONCATENATE(SUM([.C49:.C54])*100;&quot;/&quot;;COUNTA([.C49:.C54])*100)" office:value-type="string" office:string-value="600/600">
            <text:p>600/600</text:p>
          </table:table-cell>
          <table:table-cell table:style-name="ce11" table:number-columns-repeated="1019"/>
        </table:table-row>
        <table:table-row table:style-name="ro2">
          <table:table-cell table:style-name="ce12" office:value-type="string">
            <text:p>S1</text:p>
          </table:table-cell>
          <table:table-cell table:style-name="ce22" office:value-type="string">
            <text:p>Základy dějin</text:p>
          </table:table-cell>
          <table:table-cell table:style-name="ce38" table:formula="of:=[$En_1.C49]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2</text:p>
          </table:table-cell>
          <table:table-cell table:style-name="ce22" office:value-type="string">
            <text:p>Studium vládních institucí</text:p>
          </table:table-cell>
          <table:table-cell table:style-name="ce38" table:formula="of:=[$En_1.C50]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3</text:p>
          </table:table-cell>
          <table:table-cell table:style-name="ce22" office:value-type="string">
            <text:p>Principy práva</text:p>
          </table:table-cell>
          <table:table-cell table:style-name="ce38" table:formula="of:=[$En_1.C51]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4</text:p>
          </table:table-cell>
          <table:table-cell table:style-name="ce22" office:value-type="string">
            <text:p>Komunikační techniky</text:p>
          </table:table-cell>
          <table:table-cell table:style-name="ce38" table:formula="of:=[$En_1.C52]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5</text:p>
          </table:table-cell>
          <table:table-cell table:style-name="ce22" office:value-type="string">
            <text:p>Mechanismy výběru daní</text:p>
          </table:table-cell>
          <table:table-cell table:style-name="ce38" table:formula="of:=[$En_1.C53]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style-name="ce12" office:value-type="string">
            <text:p>S6</text:p>
          </table:table-cell>
          <table:table-cell table:style-name="ce22" office:value-type="string">
            <text:p>Obchodování</text:p>
          </table:table-cell>
          <table:table-cell table:style-name="ce38" table:formula="of:=[$En_1.C54]" office:value-type="percentage" office:value="1">
            <text:p>100%</text:p>
          </table:table-cell>
          <table:table-cell table:style-name="ce38"/>
          <table:table-cell table:style-name="ce54"/>
          <table:table-cell table:style-name="ce12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/>
          <table:table-cell table:style-name="ce23" office:value-type="string">
            <text:p>Vojenské odbornosti</text:p>
          </table:table-cell>
          <table:table-cell table:style-name="ce39"/>
          <table:table-cell table:style-name="ce39" table:formula="of:=(SUM([.C57:.C60])/COUNTA([.C57:.C60]))" office:value-type="percentage" office:value="1">
            <text:p>100%</text:p>
          </table:table-cell>
          <table:table-cell table:style-name="ce55" table:formula="of:=CONCATENATE(SUM([.C57:.C60])*100;&quot;/&quot;;COUNTA([.C57:.C60])*100)" office:value-type="string" office:string-value="400/400">
            <text:p>400/400</text:p>
          </table:table-cell>
          <table:table-cell table:style-name="ce13" table:number-columns-repeated="1019"/>
        </table:table-row>
        <table:table-row table:style-name="ro2">
          <table:table-cell table:style-name="ce14" office:value-type="string">
            <text:p>A1</text:p>
          </table:table-cell>
          <table:table-cell table:style-name="ce24" office:value-type="string">
            <text:p>Základy vojenství</text:p>
          </table:table-cell>
          <table:table-cell table:style-name="ce40" table:formula="of:=[$En_1.C57]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>
          <table:table-cell table:style-name="ce14" office:value-type="string">
            <text:p>A2</text:p>
          </table:table-cell>
          <table:table-cell table:style-name="ce24" office:value-type="string">
            <text:p>Základy taktiky</text:p>
          </table:table-cell>
          <table:table-cell table:style-name="ce40" table:formula="of:=[$En_1.C58]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>
          <table:table-cell table:style-name="ce14" office:value-type="string">
            <text:p>A3</text:p>
          </table:table-cell>
          <table:table-cell table:style-name="ce24" office:value-type="string">
            <text:p>Základy strategie</text:p>
          </table:table-cell>
          <table:table-cell table:style-name="ce40" table:formula="of:=[$En_1.C59]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>
          <table:table-cell table:style-name="ce14" office:value-type="string">
            <text:p>A4</text:p>
          </table:table-cell>
          <table:table-cell table:style-name="ce24" office:value-type="string">
            <text:p>Pokročilé strategie</text:p>
          </table:table-cell>
          <table:table-cell table:style-name="ce40" table:formula="of:=[$En_1.C60]" office:value-type="percentage" office:value="1">
            <text:p>100%</text:p>
          </table:table-cell>
          <table:table-cell table:style-name="ce40"/>
          <table:table-cell table:style-name="ce56"/>
          <table:table-cell table:style-name="ce14"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z_2" table:style-name="ta4" table:print="false">
        <table:table-column table:style-name="co8" table:default-cell-style-name="Excel_20_Built-in_20_Normal"/>
        <table:table-column table:style-name="co6" table:number-columns-repeated="1023" table:default-cell-style-name="Excel_20_Built-in_20_Normal"/>
        <table:table-row table:style-name="ro2">
          <table:table-cell table:formula="of:=CONCATENATE(&quot;[quote][color=black][b]&quot;;[$Cz_1.B1];&quot; (&quot;;[$Cz_1.C1];&quot;): &quot;;ROUND((([$Cz_1.D1])*100);0);&quot; %&quot;;&quot; (&quot;;[$Cz_1.E1];&quot;)[/b][/color]&quot;)" office:value-type="string" office:string-value="[quote][color=black][b]Studia celkem (43/45): 74 % (3352/4500)[/b][/color]">
            <text:p>[quote][color=black][b]Studia celkem (43/45): 74 % (3352/4500)[/b][/color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CONCATENATE(&quot;[color=#E46D0A][b]&quot;;[$Cz_1.B3];&quot;: &quot;;ROUND((([$Cz_1.D3])*100);0);&quot; %&quot;;&quot; (&quot;;[$Cz_1.E3];&quot;)[/b]&quot;)" office:value-type="string" office:string-value="[color=#E46D0A][b]Jazyky: 100 % (300/300)[/b]">
            <text:p>[color=#E46D0A][b]Jazyky: 100 % (300/300)[/b]</text:p>
          </table:table-cell>
          <table:table-cell table:number-columns-repeated="1023"/>
        </table:table-row>
        <table:table-row table:style-name="ro2">
          <table:table-cell table:formula="of:=IF([$Cz_1.C4]&lt;&gt;&quot;N/A&quot;;CONCATENATE([$Cz_1.A4];&quot; - &quot;;[$Cz_1.B4];&quot;: &quot;;ROUND((([$Cz_1.C4])*100);0);&quot; %&quot;);CONCATENATE([$Cz_1.A4];&quot; - &quot;;[$Cz_1.B4];&quot;: &quot;;&quot;N/A&quot;))" office:value-type="string" office:string-value="K1 - Zvládnutí latiny: 100 %">
            <text:p>K1 - Zvládnutí latiny: 100 %</text:p>
          </table:table-cell>
          <table:table-cell table:number-columns-repeated="1023"/>
        </table:table-row>
        <table:table-row table:style-name="ro2">
          <table:table-cell table:formula="of:=IF([$Cz_1.C5]&lt;&gt;&quot;N/A&quot;;CONCATENATE([$Cz_1.A5];&quot; - &quot;;[$Cz_1.B5];&quot;: &quot;;ROUND((([$Cz_1.C5])*100);0);&quot; %&quot;);CONCATENATE([$Cz_1.A5];&quot; - &quot;;[$Cz_1.B5];&quot;: &quot;;&quot;N/A&quot;))" office:value-type="string" office:string-value="K2 - Zvládnutí starověké řečtiny: 100 %">
            <text:p>K2 - Zvládnutí starověké řečtiny: 100 %</text:p>
          </table:table-cell>
          <table:table-cell table:number-columns-repeated="1023"/>
        </table:table-row>
        <table:table-row table:style-name="ro2">
          <table:table-cell table:formula="of:=IF([$Cz_1.C6]&lt;&gt;&quot;N/A&quot;;CONCATENATE([$Cz_1.A6];&quot; - &quot;;[$Cz_1.B6];&quot;: &quot;;ROUND((([$Cz_1.C6])*100);0);&quot; %&quot;);CONCATENATE([$Cz_1.A6];&quot; - &quot;;[$Cz_1.B6];&quot;: &quot;;&quot;N/A&quot;))" office:value-type="string" office:string-value="K3 - Zvládnutí moderních jazyků: 100 %">
            <text:p>K3 - Zvládnutí moderních jazyků: 10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FFC000][b]&quot;;[$Cz_1.B8];&quot;: &quot;;ROUND((([$Cz_1.D8])*100);0);&quot; %&quot;;&quot; (&quot;;[$Cz_1.E8];&quot;)[/b]&quot;)" office:value-type="string" office:string-value="[color=#FFC000][b]Všeobecné odbornosti: 100 % (100/100)[/b]">
            <text:p>[color=#FFC000][b]Všeobecné odbornosti: 100 % (100/100)[/b]</text:p>
          </table:table-cell>
          <table:table-cell table:number-columns-repeated="1023"/>
        </table:table-row>
        <table:table-row table:style-name="ro2">
          <table:table-cell table:formula="of:=IF([$Cz_1.C9]&lt;&gt;&quot;N/A&quot;;CONCATENATE([$Cz_1.A9];&quot; - &quot;;[$Cz_1.B9];&quot;: &quot;;ROUND((([$Cz_1.C9])*100);0);&quot; %&quot;);CONCATENATE([$Cz_1.A9];&quot; - &quot;;[$Cz_1.B9];&quot;: &quot;;&quot;N/A&quot;))" office:value-type="string" office:string-value="W1 - Kamenictví: 100 %">
            <text:p>W1 - Kamenictví: 10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953735][b]&quot;;[$Cz_1.B11];&quot;: &quot;;ROUND((([$Cz_1.D11])*100);0);&quot; %&quot;;&quot; (&quot;;[$Cz_1.E11];&quot;)[/b]&quot;)" office:value-type="string" office:string-value="[color=#953735][b]Mořeplavecké odbornosti: 69 % (555/800)[/b]">
            <text:p>[color=#953735][b]Mořeplavecké odbornosti: 69 % (555/800)[/b]</text:p>
          </table:table-cell>
          <table:table-cell table:number-columns-repeated="1023"/>
        </table:table-row>
        <table:table-row table:style-name="ro2">
          <table:table-cell table:formula="of:=IF([$Cz_1.C12]&lt;&gt;&quot;N/A&quot;;CONCATENATE([$Cz_1.A12];&quot; - &quot;;[$Cz_1.B12];&quot;: &quot;;ROUND((([$Cz_1.C12])*100);0);&quot; %&quot;);CONCATENATE([$Cz_1.A12];&quot; - &quot;;[$Cz_1.B12];&quot;: &quot;;&quot;N/A&quot;))" office:value-type="string" office:string-value="N1 - Základy mořeplavby: 100 %">
            <text:p>N1 - Základy mořeplavby: 100 %</text:p>
          </table:table-cell>
          <table:table-cell table:number-columns-repeated="1023"/>
        </table:table-row>
        <table:table-row table:style-name="ro2">
          <table:table-cell table:formula="of:=IF([$Cz_1.C13]&lt;&gt;&quot;N/A&quot;;CONCATENATE([$Cz_1.A13];&quot; - &quot;;[$Cz_1.B13];&quot;: &quot;;ROUND((([$Cz_1.C13])*100);0);&quot; %&quot;);CONCATENATE([$Cz_1.A13];&quot; - &quot;;[$Cz_1.B13];&quot;: &quot;;&quot;N/A&quot;))" office:value-type="string" office:string-value="N2 - Astronomie: 100 %">
            <text:p>N2 - Astronomie: 100 %</text:p>
          </table:table-cell>
          <table:table-cell table:number-columns-repeated="1023"/>
        </table:table-row>
        <table:table-row table:style-name="ro2">
          <table:table-cell table:formula="of:=IF([$Cz_1.C14]&lt;&gt;&quot;N/A&quot;;CONCATENATE([$Cz_1.A14];&quot; - &quot;;[$Cz_1.B14];&quot;: &quot;;ROUND((([$Cz_1.C14])*100);0);&quot; %&quot;);CONCATENATE([$Cz_1.A14];&quot; - &quot;;[$Cz_1.B14];&quot;: &quot;;&quot;N/A&quot;))" office:value-type="string" office:string-value="N3 - Pokročilá mořeplavba: 100 %">
            <text:p>N3 - Pokročilá mořeplavba: 100 %</text:p>
          </table:table-cell>
          <table:table-cell table:number-columns-repeated="1023"/>
        </table:table-row>
        <table:table-row table:style-name="ro2">
          <table:table-cell table:formula="of:=IF([$Cz_1.C15]&lt;&gt;&quot;N/A&quot;;CONCATENATE([$Cz_1.A15];&quot; - &quot;;[$Cz_1.B15];&quot;: &quot;;ROUND((([$Cz_1.C15])*100);0);&quot; %&quot;);CONCATENATE([$Cz_1.A15];&quot; - &quot;;[$Cz_1.B15];&quot;: &quot;;&quot;N/A&quot;))" office:value-type="string" office:string-value="N4 - Základy loďařství: 37 %">
            <text:p>N4 - Základy loďařství: 37 %</text:p>
          </table:table-cell>
          <table:table-cell table:number-columns-repeated="1023"/>
        </table:table-row>
        <table:table-row table:style-name="ro2">
          <table:table-cell table:formula="of:=IF([$Cz_1.C16]&lt;&gt;&quot;N/A&quot;;CONCATENATE([$Cz_1.A16];&quot; - &quot;;[$Cz_1.B16];&quot;: &quot;;ROUND((([$Cz_1.C16])*100);0);&quot; %&quot;);CONCATENATE([$Cz_1.A16];&quot; - &quot;;[$Cz_1.B16];&quot;: &quot;;&quot;N/A&quot;))" office:value-type="string" office:string-value="N5 - Pokročilé loďařství: 10 %">
            <text:p>N5 - Pokročilé loďařství: 10 %</text:p>
          </table:table-cell>
          <table:table-cell table:number-columns-repeated="1023"/>
        </table:table-row>
        <table:table-row table:style-name="ro2">
          <table:table-cell table:formula="of:=IF([$Cz_1.C17]&lt;&gt;&quot;N/A&quot;;CONCATENATE([$Cz_1.A17];&quot; - &quot;;[$Cz_1.B17];&quot;: &quot;;ROUND((([$Cz_1.C17])*100);0);&quot; %&quot;);CONCATENATE([$Cz_1.A17];&quot; - &quot;;[$Cz_1.B17];&quot;: &quot;;&quot;N/A&quot;))" office:value-type="string" office:string-value="N6 - Základy námořního válečnictví: 100 %">
            <text:p>N6 - Základy námořního válečnictví: 100 %</text:p>
          </table:table-cell>
          <table:table-cell table:number-columns-repeated="1023"/>
        </table:table-row>
        <table:table-row table:style-name="ro2">
          <table:table-cell table:formula="of:=IF([$Cz_1.C18]&lt;&gt;&quot;N/A&quot;;CONCATENATE([$Cz_1.A18];&quot; - &quot;;[$Cz_1.B18];&quot;: &quot;;ROUND((([$Cz_1.C18])*100);0);&quot; %&quot;);CONCATENATE([$Cz_1.A18];&quot; - &quot;;[$Cz_1.B18];&quot;: &quot;;&quot;N/A&quot;))" office:value-type="string" office:string-value="N7 - Pokročilé námořní válečnictví: 100 %">
            <text:p>N7 - Pokročilé námořní válečnictví: 100 %</text:p>
          </table:table-cell>
          <table:table-cell table:number-columns-repeated="1023"/>
        </table:table-row>
        <table:table-row table:style-name="ro2">
          <table:table-cell table:formula="of:=IF([$Cz_1.C19]&lt;&gt;&quot;N/A&quot;;CONCATENATE([$Cz_1.A19];&quot; - &quot;;[$Cz_1.B19];&quot;: &quot;;ROUND((([$Cz_1.C19])*100);0);&quot; %&quot;);CONCATENATE([$Cz_1.A19];&quot; - &quot;;[$Cz_1.B19];&quot;: &quot;;&quot;N/A&quot;))" office:value-type="string" office:string-value="N8 - Speciální mořeplavba: 8 %">
            <text:p>N8 - Speciální mořeplavba: 8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0070C0][b]&quot;;[$Cz_1.B21];&quot;: &quot;;ROUND((([$Cz_1.D21])*100);0);&quot; %&quot;;&quot; (&quot;;[$Cz_1.E21];&quot;)[/b]&quot;)" office:value-type="string" office:string-value="[color=#0070C0][b]Církevní odbornosti: 63 % (879/1400)[/b]">
            <text:p>[color=#0070C0][b]Církevní odbornosti: 63 % (879/1400)[/b]</text:p>
          </table:table-cell>
          <table:table-cell table:number-columns-repeated="1023"/>
        </table:table-row>
        <table:table-row table:style-name="ro2">
          <table:table-cell table:formula="of:=IF([$Cz_1.C22]&lt;&gt;&quot;N/A&quot;;CONCATENATE([$Cz_1.A22];&quot; - &quot;;[$Cz_1.B22];&quot;: &quot;;ROUND((([$Cz_1.C22])*100);0);&quot; %&quot;);CONCATENATE([$Cz_1.A22];&quot; - &quot;;[$Cz_1.B22];&quot;: &quot;;&quot;N/A&quot;))" office:value-type="string" office:string-value="K4 - Aristotelovské morální principy: 100 %">
            <text:p>K4 - Aristotelovské morální principy: 100 %</text:p>
          </table:table-cell>
          <table:table-cell table:number-columns-repeated="1023"/>
        </table:table-row>
        <table:table-row table:style-name="ro2">
          <table:table-cell table:formula="of:=IF([$Cz_1.C23]&lt;&gt;&quot;N/A&quot;;CONCATENATE([$Cz_1.A23];&quot; - &quot;;[$Cz_1.B23];&quot;: &quot;;ROUND((([$Cz_1.C23])*100);0);&quot; %&quot;);CONCATENATE([$Cz_1.A23];&quot; - &quot;;[$Cz_1.B23];&quot;: &quot;;&quot;N/A&quot;))" office:value-type="string" office:string-value="K5 - Logika: 100 %">
            <text:p>K5 - Logika: 100 %</text:p>
          </table:table-cell>
          <table:table-cell table:number-columns-repeated="1023"/>
        </table:table-row>
        <table:table-row table:style-name="ro2">
          <table:table-cell table:formula="of:=IF([$Cz_1.C24]&lt;&gt;&quot;N/A&quot;;CONCATENATE([$Cz_1.A24];&quot; - &quot;;[$Cz_1.B24];&quot;: &quot;;ROUND((([$Cz_1.C24])*100);0);&quot; %&quot;);CONCATENATE([$Cz_1.A24];&quot; - &quot;;[$Cz_1.B24];&quot;: &quot;;&quot;N/A&quot;))" office:value-type="string" office:string-value="K6 - Smysl jsoucna: 100 %">
            <text:p>K6 - Smysl jsoucna: 100 %</text:p>
          </table:table-cell>
          <table:table-cell table:number-columns-repeated="1023"/>
        </table:table-row>
        <table:table-row table:style-name="ro2">
          <table:table-cell table:formula="of:=IF([$Cz_1.C25]&lt;&gt;&quot;N/A&quot;;CONCATENATE([$Cz_1.A25];&quot; - &quot;;[$Cz_1.B25];&quot;: &quot;;ROUND((([$Cz_1.C25])*100);0);&quot; %&quot;);CONCATENATE([$Cz_1.A25];&quot; - &quot;;[$Cz_1.B25];&quot;: &quot;;&quot;N/A&quot;))" office:value-type="string" office:string-value="K7 - Počátky světa: 100 %">
            <text:p>K7 - Počátky světa: 100 %</text:p>
          </table:table-cell>
          <table:table-cell table:number-columns-repeated="1023"/>
        </table:table-row>
        <table:table-row table:style-name="ro2">
          <table:table-cell table:formula="of:=IF([$Cz_1.C26]&lt;&gt;&quot;N/A&quot;;CONCATENATE([$Cz_1.A26];&quot; - &quot;;[$Cz_1.B26];&quot;: &quot;;ROUND((([$Cz_1.C26])*100);0);&quot; %&quot;);CONCATENATE([$Cz_1.A26];&quot; - &quot;;[$Cz_1.B26];&quot;: &quot;;&quot;N/A&quot;))" office:value-type="string" office:string-value="K8 - Římská církev - organizace a historie: 100 %">
            <text:p>K8 - Římská církev - organizace a historie: 100 %</text:p>
          </table:table-cell>
          <table:table-cell table:number-columns-repeated="1023"/>
        </table:table-row>
        <table:table-row table:style-name="ro2">
          <table:table-cell table:formula="of:=IF([$Cz_1.C27]&lt;&gt;&quot;N/A&quot;;CONCATENATE([$Cz_1.A27];&quot; - &quot;;[$Cz_1.B27];&quot;: &quot;;ROUND((([$Cz_1.C27])*100);0);&quot; %&quot;);CONCATENATE([$Cz_1.A27];&quot; - &quot;;[$Cz_1.B27];&quot;: &quot;;&quot;N/A&quot;))" office:value-type="string" office:string-value="K9 - Dobrota: 50 %">
            <text:p>K9 - Dobrota: 50 %</text:p>
          </table:table-cell>
          <table:table-cell table:number-columns-repeated="1023"/>
        </table:table-row>
        <table:table-row table:style-name="ro2">
          <table:table-cell table:formula="of:=IF([$Cz_1.C28]&lt;&gt;&quot;N/A&quot;;CONCATENATE([$Cz_1.A28];&quot; - &quot;;[$Cz_1.B28];&quot;: &quot;;ROUND((([$Cz_1.C28])*100);0);&quot; %&quot;);CONCATENATE([$Cz_1.A28];&quot; - &quot;;[$Cz_1.B28];&quot;: &quot;;&quot;N/A&quot;))" office:value-type="string" office:string-value="K10 - Ctnost: 50 %">
            <text:p>K10 - Ctnost: 50 %</text:p>
          </table:table-cell>
          <table:table-cell table:number-columns-repeated="1023"/>
        </table:table-row>
        <table:table-row table:style-name="ro2">
          <table:table-cell table:formula="of:=IF([$Cz_1.C29]&lt;&gt;&quot;N/A&quot;;CONCATENATE([$Cz_1.A29];&quot; - &quot;;[$Cz_1.B29];&quot;: &quot;;ROUND((([$Cz_1.C29])*100);0);&quot; %&quot;);CONCATENATE([$Cz_1.A29];&quot; - &quot;;[$Cz_1.B29];&quot;: &quot;;&quot;N/A&quot;))" office:value-type="string" office:string-value="K11 - Střídmost: 50 %">
            <text:p>K11 - Střídmost: 50 %</text:p>
          </table:table-cell>
          <table:table-cell table:number-columns-repeated="1023"/>
        </table:table-row>
        <table:table-row table:style-name="ro2">
          <table:table-cell table:formula="of:=IF([$Cz_1.C30]&lt;&gt;&quot;N/A&quot;;CONCATENATE([$Cz_1.A30];&quot; - &quot;;[$Cz_1.B30];&quot;: &quot;;ROUND((([$Cz_1.C30])*100);0);&quot; %&quot;);CONCATENATE([$Cz_1.A30];&quot; - &quot;;[$Cz_1.B30];&quot;: &quot;;&quot;N/A&quot;))" office:value-type="string" office:string-value="K12 - Soudnost: 50 %">
            <text:p>K12 - Soudnost: 50 %</text:p>
          </table:table-cell>
          <table:table-cell table:number-columns-repeated="1023"/>
        </table:table-row>
        <table:table-row table:style-name="ro2">
          <table:table-cell table:formula="of:=IF([$Cz_1.C31]&lt;&gt;&quot;N/A&quot;;CONCATENATE([$Cz_1.A31];&quot; - &quot;;[$Cz_1.B31];&quot;: &quot;;ROUND((([$Cz_1.C31])*100);0);&quot; %&quot;);CONCATENATE([$Cz_1.A31];&quot; - &quot;;[$Cz_1.B31];&quot;: &quot;;&quot;N/A&quot;))" office:value-type="string" office:string-value="K13 - Přátelskost: 50 %">
            <text:p>K13 - Přátelskost: 50 %</text:p>
          </table:table-cell>
          <table:table-cell table:number-columns-repeated="1023"/>
        </table:table-row>
        <table:table-row table:style-name="ro2">
          <table:table-cell table:formula="of:=IF([$Cz_1.C32]&lt;&gt;&quot;N/A&quot;;CONCATENATE([$Cz_1.A32];&quot; - &quot;;[$Cz_1.B32];&quot;: &quot;;ROUND((([$Cz_1.C32])*100);0);&quot; %&quot;);CONCATENATE([$Cz_1.A32];&quot; - &quot;;[$Cz_1.B32];&quot;: &quot;;&quot;N/A&quot;))" office:value-type="string" office:string-value="K14 - Sedmá věc. Možná sedmé nebe. Nebo lépe - sedmý syn sedmého syna: 100 %">
            <text:p>K14 - Sedmá věc. Možná sedmé nebe. Nebo lépe - sedmý syn sedmého syna: 100 %</text:p>
          </table:table-cell>
          <table:table-cell table:number-columns-repeated="1023"/>
        </table:table-row>
        <table:table-row table:style-name="ro2">
          <table:table-cell table:formula="of:=IF([$Cz_1.C33]&lt;&gt;&quot;N/A&quot;;CONCATENATE([$Cz_1.A33];&quot; - &quot;;[$Cz_1.B33];&quot;: &quot;;ROUND((([$Cz_1.C33])*100);0);&quot; %&quot;);CONCATENATE([$Cz_1.A33];&quot; - &quot;;[$Cz_1.B33];&quot;: &quot;;&quot;N/A&quot;))" office:value-type="string" office:string-value="K15 - Požitkářství a rozkošnictví: 29 %">
            <text:p>K15 - Požitkářství a rozkošnictví: 29 %</text:p>
          </table:table-cell>
          <table:table-cell table:number-columns-repeated="1023"/>
        </table:table-row>
        <table:table-row table:style-name="ro2">
          <table:table-cell table:formula="of:=IF([$Cz_1.C34]&lt;&gt;&quot;N/A&quot;;CONCATENATE([$Cz_1.A34];&quot; - &quot;;[$Cz_1.B34];&quot;: &quot;;ROUND((([$Cz_1.C34])*100);0);&quot; %&quot;);CONCATENATE([$Cz_1.A34];&quot; - &quot;;[$Cz_1.B34];&quot;: &quot;;&quot;N/A&quot;))" office:value-type="string" office:string-value="K16 - Ontologie - věda o jsoucnu: N/A">
            <text:p>K16 - Ontologie - věda o jsoucnu: N/A</text:p>
          </table:table-cell>
          <table:table-cell table:number-columns-repeated="1023"/>
        </table:table-row>
        <table:table-row table:style-name="ro2">
          <table:table-cell table:formula="of:=IF([$Cz_1.C35]&lt;&gt;&quot;N/A&quot;;CONCATENATE([$Cz_1.A35];&quot; - &quot;;[$Cz_1.B35];&quot;: &quot;;ROUND((([$Cz_1.C35])*100);0);&quot; %&quot;);CONCATENATE([$Cz_1.A35];&quot; - &quot;;[$Cz_1.B35];&quot;: &quot;;&quot;N/A&quot;))" office:value-type="string" office:string-value="K17 - Teologie - věda o počátku věcí: N/A">
            <text:p>K17 - Teologie - věda o počátku věcí: N/A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7030A0][b]&quot;;[$Cz_1.B37];&quot;: &quot;;ROUND((([$Cz_1.D37])*100);0);&quot; %&quot;;&quot; (&quot;;[$Cz_1.E37];&quot;)[/b]&quot;)" office:value-type="string" office:string-value="[color=#7030A0][b]Lékařské odbornosti: 58 % (518/900)[/b]">
            <text:p>[color=#7030A0][b]Lékařské odbornosti: 58 % (518/900)[/b]</text:p>
          </table:table-cell>
          <table:table-cell table:number-columns-repeated="1023"/>
        </table:table-row>
        <table:table-row table:style-name="ro2">
          <table:table-cell table:formula="of:=IF([$Cz_1.C38]&lt;&gt;&quot;N/A&quot;;CONCATENATE([$Cz_1.A38];&quot; - &quot;;[$Cz_1.B38];&quot;: &quot;;ROUND((([$Cz_1.C38])*100);0);&quot; %&quot;);CONCATENATE([$Cz_1.A38];&quot; - &quot;;[$Cz_1.B38];&quot;: &quot;;&quot;N/A&quot;))" office:value-type="string" office:string-value="M1 - Základy biologie: 100 %">
            <text:p>M1 - Základy biologie: 100 %</text:p>
          </table:table-cell>
          <table:table-cell table:number-columns-repeated="1023"/>
        </table:table-row>
        <table:table-row table:style-name="ro2">
          <table:table-cell table:formula="of:=IF([$Cz_1.C39]&lt;&gt;&quot;N/A&quot;;CONCATENATE([$Cz_1.A39];&quot; - &quot;;[$Cz_1.B39];&quot;: &quot;;ROUND((([$Cz_1.C39])*100);0);&quot; %&quot;);CONCATENATE([$Cz_1.A39];&quot; - &quot;;[$Cz_1.B39];&quot;: &quot;;&quot;N/A&quot;))" office:value-type="string" office:string-value="M2 - Základy anatomie: 100 %">
            <text:p>M2 - Základy anatomie: 100 %</text:p>
          </table:table-cell>
          <table:table-cell table:number-columns-repeated="1023"/>
        </table:table-row>
        <table:table-row table:style-name="ro2">
          <table:table-cell table:formula="of:=IF([$Cz_1.C40]&lt;&gt;&quot;N/A&quot;;CONCATENATE([$Cz_1.A40];&quot; - &quot;;[$Cz_1.B40];&quot;: &quot;;ROUND((([$Cz_1.C40])*100);0);&quot; %&quot;);CONCATENATE([$Cz_1.A40];&quot; - &quot;;[$Cz_1.B40];&quot;: &quot;;&quot;N/A&quot;))" office:value-type="string" office:string-value="M3 - Základy lékařství: 100 %">
            <text:p>M3 - Základy lékařství: 100 %</text:p>
          </table:table-cell>
          <table:table-cell table:number-columns-repeated="1023"/>
        </table:table-row>
        <table:table-row table:style-name="ro2">
          <table:table-cell table:formula="of:=IF([$Cz_1.C41]&lt;&gt;&quot;N/A&quot;;CONCATENATE([$Cz_1.A41];&quot; - &quot;;[$Cz_1.B41];&quot;: &quot;;ROUND((([$Cz_1.C41])*100);0);&quot; %&quot;);CONCATENATE([$Cz_1.A41];&quot; - &quot;;[$Cz_1.B41];&quot;: &quot;;&quot;N/A&quot;))" office:value-type="string" office:string-value="M4 - Diagnostika bronchitidy (gravedo): 100 %">
            <text:p>M4 - Diagnostika bronchitidy (gravedo): 100 %</text:p>
          </table:table-cell>
          <table:table-cell table:number-columns-repeated="1023"/>
        </table:table-row>
        <table:table-row table:style-name="ro2">
          <table:table-cell table:formula="of:=IF([$Cz_1.C42]&lt;&gt;&quot;N/A&quot;;CONCATENATE([$Cz_1.A42];&quot; - &quot;;[$Cz_1.B42];&quot;: &quot;;ROUND((([$Cz_1.C42])*100);0);&quot; %&quot;);CONCATENATE([$Cz_1.A42];&quot; - &quot;;[$Cz_1.B42];&quot;: &quot;;&quot;N/A&quot;))" office:value-type="string" office:string-value="M5 - Diagnostika chřipky (influentia): 18 %">
            <text:p>M5 - Diagnostika chřipky (influentia): 18 %</text:p>
          </table:table-cell>
          <table:table-cell table:number-columns-repeated="1023"/>
        </table:table-row>
        <table:table-row table:style-name="ro2">
          <table:table-cell table:formula="of:=IF([$Cz_1.C43]&lt;&gt;&quot;N/A&quot;;CONCATENATE([$Cz_1.A43];&quot; - &quot;;[$Cz_1.B43];&quot;: &quot;;ROUND((([$Cz_1.C43])*100);0);&quot; %&quot;);CONCATENATE([$Cz_1.A43];&quot; - &quot;;[$Cz_1.B43];&quot;: &quot;;&quot;N/A&quot;))" office:value-type="string" office:string-value="M6 - Diagnostika úplavice (alvei profluvium): 0 %">
            <text:p>M6 - Diagnostika úplavice (alvei profluvium): 0 %</text:p>
          </table:table-cell>
          <table:table-cell table:number-columns-repeated="1023"/>
        </table:table-row>
        <table:table-row table:style-name="ro2">
          <table:table-cell table:formula="of:=IF([$Cz_1.C44]&lt;&gt;&quot;N/A&quot;;CONCATENATE([$Cz_1.A44];&quot; - &quot;;[$Cz_1.B44];&quot;: &quot;;ROUND((([$Cz_1.C44])*100);0);&quot; %&quot;);CONCATENATE([$Cz_1.A44];&quot; - &quot;;[$Cz_1.B44];&quot;: &quot;;&quot;N/A&quot;))" office:value-type="string" office:string-value="M7 - Pokročilé lékařství: 100 %">
            <text:p>M7 - Pokročilé lékařství: 100 %</text:p>
          </table:table-cell>
          <table:table-cell table:number-columns-repeated="1023"/>
        </table:table-row>
        <table:table-row table:style-name="ro2">
          <table:table-cell table:formula="of:=IF([$Cz_1.C45]&lt;&gt;&quot;N/A&quot;;CONCATENATE([$Cz_1.A45];&quot; - &quot;;[$Cz_1.B45];&quot;: &quot;;ROUND((([$Cz_1.C45])*100);0);&quot; %&quot;);CONCATENATE([$Cz_1.A45];&quot; - &quot;;[$Cz_1.B45];&quot;: &quot;;&quot;N/A&quot;))" office:value-type="string" office:string-value="M8 - Diagnostika moru (pestis): 0 %">
            <text:p>M8 - Diagnostika moru (pestis): 0 %</text:p>
          </table:table-cell>
          <table:table-cell table:number-columns-repeated="1023"/>
        </table:table-row>
        <table:table-row table:style-name="ro2">
          <table:table-cell table:formula="of:=IF([$Cz_1.C46]&lt;&gt;&quot;N/A&quot;;CONCATENATE([$Cz_1.A46];&quot; - &quot;;[$Cz_1.B46];&quot;: &quot;;ROUND((([$Cz_1.C46])*100);0);&quot; %&quot;);CONCATENATE([$Cz_1.A46];&quot; - &quot;;[$Cz_1.B46];&quot;: &quot;;&quot;N/A&quot;))" office:value-type="string" office:string-value="M9 - Diagnostika tetanu (tetanus): 0 %">
            <text:p>M9 - Diagnostika tetanu (tetanus): 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red][b]&quot;;[$Cz_1.B48];&quot;: &quot;;ROUND((([$Cz_1.D48])*100);0);&quot; %&quot;;&quot; (&quot;;[$Cz_1.E48];&quot;)[/b]&quot;)" office:value-type="string" office:string-value="[color=red][b]Státovědní odbornosti: 100 % (600/600)[/b]">
            <text:p>[color=red][b]Státovědní odbornosti: 100 % (600/600)[/b]</text:p>
          </table:table-cell>
          <table:table-cell table:number-columns-repeated="1023"/>
        </table:table-row>
        <table:table-row table:style-name="ro2">
          <table:table-cell table:formula="of:=IF([$Cz_1.C49]&lt;&gt;&quot;N/A&quot;;CONCATENATE([$Cz_1.A49];&quot; - &quot;;[$Cz_1.B49];&quot;: &quot;;ROUND((([$Cz_1.C49])*100);0);&quot; %&quot;);CONCATENATE([$Cz_1.A49];&quot; - &quot;;[$Cz_1.B49];&quot;: &quot;;&quot;N/A&quot;))" office:value-type="string" office:string-value="S1 - Základy dějin: 100 %">
            <text:p>S1 - Základy dějin: 100 %</text:p>
          </table:table-cell>
          <table:table-cell table:number-columns-repeated="1023"/>
        </table:table-row>
        <table:table-row table:style-name="ro2">
          <table:table-cell table:formula="of:=IF([$Cz_1.C50]&lt;&gt;&quot;N/A&quot;;CONCATENATE([$Cz_1.A50];&quot; - &quot;;[$Cz_1.B50];&quot;: &quot;;ROUND((([$Cz_1.C50])*100);0);&quot; %&quot;);CONCATENATE([$Cz_1.A50];&quot; - &quot;;[$Cz_1.B50];&quot;: &quot;;&quot;N/A&quot;))" office:value-type="string" office:string-value="S2 - Studium vládních institucí: 100 %">
            <text:p>S2 - Studium vládních institucí: 100 %</text:p>
          </table:table-cell>
          <table:table-cell table:number-columns-repeated="1023"/>
        </table:table-row>
        <table:table-row table:style-name="ro2">
          <table:table-cell table:formula="of:=IF([$Cz_1.C51]&lt;&gt;&quot;N/A&quot;;CONCATENATE([$Cz_1.A51];&quot; - &quot;;[$Cz_1.B51];&quot;: &quot;;ROUND((([$Cz_1.C51])*100);0);&quot; %&quot;);CONCATENATE([$Cz_1.A51];&quot; - &quot;;[$Cz_1.B51];&quot;: &quot;;&quot;N/A&quot;))" office:value-type="string" office:string-value="S3 - Principy práva: 100 %">
            <text:p>S3 - Principy práva: 100 %</text:p>
          </table:table-cell>
          <table:table-cell table:number-columns-repeated="1023"/>
        </table:table-row>
        <table:table-row table:style-name="ro2">
          <table:table-cell table:formula="of:=IF([$Cz_1.C52]&lt;&gt;&quot;N/A&quot;;CONCATENATE([$Cz_1.A52];&quot; - &quot;;[$Cz_1.B52];&quot;: &quot;;ROUND((([$Cz_1.C52])*100);0);&quot; %&quot;);CONCATENATE([$Cz_1.A52];&quot; - &quot;;[$Cz_1.B52];&quot;: &quot;;&quot;N/A&quot;))" office:value-type="string" office:string-value="S4 - Komunikační techniky: 100 %">
            <text:p>S4 - Komunikační techniky: 100 %</text:p>
          </table:table-cell>
          <table:table-cell table:number-columns-repeated="1023"/>
        </table:table-row>
        <table:table-row table:style-name="ro2">
          <table:table-cell table:formula="of:=IF([$Cz_1.C53]&lt;&gt;&quot;N/A&quot;;CONCATENATE([$Cz_1.A53];&quot; - &quot;;[$Cz_1.B53];&quot;: &quot;;ROUND((([$Cz_1.C53])*100);0);&quot; %&quot;);CONCATENATE([$Cz_1.A53];&quot; - &quot;;[$Cz_1.B53];&quot;: &quot;;&quot;N/A&quot;))" office:value-type="string" office:string-value="S5 - Mechanismy výběru daní: 100 %">
            <text:p>S5 - Mechanismy výběru daní: 100 %</text:p>
          </table:table-cell>
          <table:table-cell table:number-columns-repeated="1023"/>
        </table:table-row>
        <table:table-row table:style-name="ro2">
          <table:table-cell table:formula="of:=IF([$Cz_1.C54]&lt;&gt;&quot;N/A&quot;;CONCATENATE([$Cz_1.A54];&quot; - &quot;;[$Cz_1.B54];&quot;: &quot;;ROUND((([$Cz_1.C54])*100);0);&quot; %&quot;);CONCATENATE([$Cz_1.A54];&quot; - &quot;;[$Cz_1.B54];&quot;: &quot;;&quot;N/A&quot;))" office:value-type="string" office:string-value="S6 - Obchodování: 100 %">
            <text:p>S6 - Obchodování: 100 %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75923C][b]&quot;;[$Cz_1.B56];&quot;: &quot;;ROUND((([$Cz_1.D56])*100);0);&quot; %&quot;;&quot; (&quot;;[$Cz_1.E56];&quot;)[/b]&quot;)" office:value-type="string" office:string-value="[color=#75923C][b]Vojenské odbornosti: 100 % (400/400)[/b]">
            <text:p>[color=#75923C][b]Vojenské odbornosti: 100 % (400/400)[/b]</text:p>
          </table:table-cell>
          <table:table-cell table:number-columns-repeated="1023"/>
        </table:table-row>
        <table:table-row table:style-name="ro2">
          <table:table-cell table:formula="of:=IF([$Cz_1.C57]&lt;&gt;&quot;N/A&quot;;CONCATENATE([$Cz_1.A57];&quot; - &quot;;[$Cz_1.B57];&quot;: &quot;;ROUND((([$Cz_1.C57])*100);0);&quot; %&quot;);CONCATENATE([$Cz_1.A57];&quot; - &quot;;[$Cz_1.B57];&quot;: &quot;;&quot;N/A&quot;))" office:value-type="string" office:string-value="A1 - Základy vojenství: 100 %">
            <text:p>A1 - Základy vojenství: 100 %</text:p>
          </table:table-cell>
          <table:table-cell table:number-columns-repeated="1023"/>
        </table:table-row>
        <table:table-row table:style-name="ro2">
          <table:table-cell table:formula="of:=IF([$Cz_1.C58]&lt;&gt;&quot;N/A&quot;;CONCATENATE([$Cz_1.A58];&quot; - &quot;;[$Cz_1.B58];&quot;: &quot;;ROUND((([$Cz_1.C58])*100);0);&quot; %&quot;);CONCATENATE([$Cz_1.A58];&quot; - &quot;;[$Cz_1.B58];&quot;: &quot;;&quot;N/A&quot;))" office:value-type="string" office:string-value="A2 - Základy taktiky: 100 %">
            <text:p>A2 - Základy taktiky: 100 %</text:p>
          </table:table-cell>
          <table:table-cell table:number-columns-repeated="1023"/>
        </table:table-row>
        <table:table-row table:style-name="ro2">
          <table:table-cell table:formula="of:=IF([$Cz_1.C59]&lt;&gt;&quot;N/A&quot;;CONCATENATE([$Cz_1.A59];&quot; - &quot;;[$Cz_1.B59];&quot;: &quot;;ROUND((([$Cz_1.C59])*100);0);&quot; %&quot;);CONCATENATE([$Cz_1.A59];&quot; - &quot;;[$Cz_1.B59];&quot;: &quot;;&quot;N/A&quot;))" office:value-type="string" office:string-value="A3 - Základy strategie: 100 %">
            <text:p>A3 - Základy strategie: 100 %</text:p>
          </table:table-cell>
          <table:table-cell table:number-columns-repeated="1023"/>
        </table:table-row>
        <table:table-row table:style-name="ro2">
          <table:table-cell table:formula="of:=IF([$Cz_1.C60]&lt;&gt;&quot;N/A&quot;;CONCATENATE([$Cz_1.A60];&quot; - &quot;;[$Cz_1.B60];&quot;: &quot;;ROUND((([$Cz_1.C60])*100);0);&quot; %&quot;);CONCATENATE([$Cz_1.A60];&quot; - &quot;;[$Cz_1.B60];&quot;: &quot;;&quot;N/A&quot;))" office:value-type="string" office:string-value="A4 - Pokročilé strategie: 100 %">
            <text:p>A4 - Pokročilé strategie: 100 %</text:p>
          </table:table-cell>
          <table:table-cell table:number-columns-repeated="1023"/>
        </table:table-row>
        <table:table-row table:style-name="ro2">
          <table:table-cell office:value-type="string">
            <text:p>[/color][/quote]</text:p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1" table:style-name="ta5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" table:style-name="ta6" table:print="false">
        <table:table-column table:style-name="co7" table:default-cell-style-name="Excel_20_Built-in_20_Normal"/>
        <table:table-column table:style-name="co6" table:number-columns-repeated="1023" table:default-cell-style-name="Excel_20_Built-in_20_Normal"/>
        <table:table-row table:style-name="ro2">
          <table:table-cell table:formula="of:=CONCATENATE(&quot;[quote]&quot;;&quot;[color=black][b]&quot;;[$En_1.B1];&quot;[/b][/color]&quot;;&quot; = &quot;;&quot;[color=black][b]&quot;;[$Cz_1.B1];&quot;[/b][/color]&quot;)" office:value-type="string" office:string-value="[quote][color=black][b]Total Studies[/b][/color] = [color=black][b]Studia celkem[/b][/color]">
            <text:p>[quote][color=black][b]Total Studies[/b][/color] = [color=black][b]Studia celkem[/b][/color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formula="of:=CONCATENATE(&quot;[color=#E46D0A]&quot;;&quot;[b]&quot;;[$En_1.B3];&quot;[/b]&quot;;&quot; = &quot;;&quot;[b]&quot;;[$Cz_1.B3];&quot;[/b]&quot;)" office:value-type="string" office:string-value="[color=#E46D0A][b]Languages[/b] = [b]Jazyky[/b]">
            <text:p>[color=#E46D0A][b]Languages[/b] = [b]Jazyky[/b]</text:p>
          </table:table-cell>
          <table:table-cell table:number-columns-repeated="1023"/>
        </table:table-row>
        <table:table-row table:style-name="ro2">
          <table:table-cell table:formula="of:=CONCATENATE([$En_1.A4];&quot; - &quot;;[$En_1.B4];&quot; = &quot;;[$Cz_1.B4])" office:value-type="string" office:string-value="K1 - Master's of Latin = Zvládnutí latiny">
            <text:p>K1 - Master's of Latin = Zvládnutí latiny</text:p>
          </table:table-cell>
          <table:table-cell table:number-columns-repeated="1023"/>
        </table:table-row>
        <table:table-row table:style-name="ro2">
          <table:table-cell table:formula="of:=CONCATENATE([$En_1.A5];&quot; - &quot;;[$En_1.B5];&quot; = &quot;;[$Cz_1.B5])" office:value-type="string" office:string-value="K2 - Master's of ancient Greek = Zvládnutí starověké řečtiny">
            <text:p>K2 - Master's of ancient Greek = Zvládnutí starověké řečtiny</text:p>
          </table:table-cell>
          <table:table-cell table:number-columns-repeated="1023"/>
        </table:table-row>
        <table:table-row table:style-name="ro2">
          <table:table-cell table:formula="of:=CONCATENATE([$En_1.A6];&quot; - &quot;;[$En_1.B6];&quot; = &quot;;[$Cz_1.B6])" office:value-type="string" office:string-value="K3 - Master's of Modern Languages = Zvládnutí moderních jazyků">
            <text:p>K3 - Master's of Modern Languages = Zvládnutí moderních jazyků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FFC000]&quot;;&quot;[b]&quot;;[$En_1.B8];&quot;[/b]&quot;;&quot; = &quot;;&quot;[b]&quot;;[$Cz_1.B8];&quot;[/b]&quot;)" office:value-type="string" office:string-value="[color=#FFC000][b]General Skills[/b] = [b]Všeobecné odbornosti[/b]">
            <text:p>[color=#FFC000][b]General Skills[/b] = [b]Všeobecné odbornosti[/b]</text:p>
          </table:table-cell>
          <table:table-cell table:number-columns-repeated="1023"/>
        </table:table-row>
        <table:table-row table:style-name="ro2">
          <table:table-cell table:formula="of:=CONCATENATE([$En_1.A9];&quot; - &quot;;[$En_1.B9];&quot; = &quot;;[$Cz_1.B9])" office:value-type="string" office:string-value="W1 - Stonemasonry = Kamenictví">
            <text:p>W1 - Stonemasonry = Kamenictví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953735]&quot;;&quot;[b]&quot;;[$En_1.B11];&quot;[/b]&quot;;&quot; = &quot;;&quot;[b]&quot;;[$Cz_1.B11];&quot;[/b]&quot;)" office:value-type="string" office:string-value="[color=#953735][b]Seafaring Skills[/b] = [b]Mořeplavecké odbornosti[/b]">
            <text:p>[color=#953735][b]Seafaring Skills[/b] = [b]Mořeplavecké odbornosti[/b]</text:p>
          </table:table-cell>
          <table:table-cell table:number-columns-repeated="1023"/>
        </table:table-row>
        <table:table-row table:style-name="ro2">
          <table:table-cell table:formula="of:=CONCATENATE([$En_1.A12];&quot; - &quot;;[$En_1.B12];&quot; = &quot;;[$Cz_1.B12])" office:value-type="string" office:string-value="N1 - Basic Seafaring = Základy mořeplavby">
            <text:p>N1 - Basic Seafaring = Základy mořeplavby</text:p>
          </table:table-cell>
          <table:table-cell table:number-columns-repeated="1023"/>
        </table:table-row>
        <table:table-row table:style-name="ro2">
          <table:table-cell table:formula="of:=CONCATENATE([$En_1.A13];&quot; - &quot;;[$En_1.B13];&quot; = &quot;;[$Cz_1.B13])" office:value-type="string" office:string-value="N2 - Astronomy = Astronomie">
            <text:p>N2 - Astronomy = Astronomie</text:p>
          </table:table-cell>
          <table:table-cell table:number-columns-repeated="1023"/>
        </table:table-row>
        <table:table-row table:style-name="ro2">
          <table:table-cell table:formula="of:=CONCATENATE([$En_1.A14];&quot; - &quot;;[$En_1.B14];&quot; = &quot;;[$Cz_1.B14])" office:value-type="string" office:string-value="N3 - Advanced Seafaring = Pokročilá mořeplavba">
            <text:p>N3 - Advanced Seafaring = Pokročilá mořeplavba</text:p>
          </table:table-cell>
          <table:table-cell table:number-columns-repeated="1023"/>
        </table:table-row>
        <table:table-row table:style-name="ro2">
          <table:table-cell table:formula="of:=CONCATENATE([$En_1.A15];&quot; - &quot;;[$En_1.B15];&quot; = &quot;;[$Cz_1.B15])" office:value-type="string" office:string-value="N4 - Basic Naval Engineering = Základy loďařství">
            <text:p>N4 - Basic Naval Engineering = Základy loďařství</text:p>
          </table:table-cell>
          <table:table-cell table:number-columns-repeated="1023"/>
        </table:table-row>
        <table:table-row table:style-name="ro2">
          <table:table-cell table:formula="of:=CONCATENATE([$En_1.A16];&quot; - &quot;;[$En_1.B16];&quot; = &quot;;[$Cz_1.B16])" office:value-type="string" office:string-value="N5 - Advanced Naval Engineering = Pokročilé loďařství">
            <text:p>N5 - Advanced Naval Engineering = Pokročilé loďařství</text:p>
          </table:table-cell>
          <table:table-cell table:number-columns-repeated="1023"/>
        </table:table-row>
        <table:table-row table:style-name="ro2">
          <table:table-cell table:formula="of:=CONCATENATE([$En_1.A17];&quot; - &quot;;[$En_1.B17];&quot; = &quot;;[$Cz_1.B17])" office:value-type="string" office:string-value="N6 - Basic Naval Combat = Základy námořního válečnictví">
            <text:p>N6 - Basic Naval Combat = Základy námořního válečnictví</text:p>
          </table:table-cell>
          <table:table-cell table:number-columns-repeated="1023"/>
        </table:table-row>
        <table:table-row table:style-name="ro2">
          <table:table-cell table:formula="of:=CONCATENATE([$En_1.A18];&quot; - &quot;;[$En_1.B18];&quot; = &quot;;[$Cz_1.B18])" office:value-type="string" office:string-value="N7 - Advanced Naval Combat = Pokročilé námořní válečnictví">
            <text:p>N7 - Advanced Naval Combat = Pokročilé námořní válečnictví</text:p>
          </table:table-cell>
          <table:table-cell table:number-columns-repeated="1023"/>
        </table:table-row>
        <table:table-row table:style-name="ro2">
          <table:table-cell table:formula="of:=CONCATENATE([$En_1.A19];&quot; - &quot;;[$En_1.B19];&quot; = &quot;;[$Cz_1.B19])" office:value-type="string" office:string-value="N8 - Expert Seafaring = Speciální mořeplavba">
            <text:p>N8 - Expert Seafaring = Speciální mořeplavba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0070C0]&quot;;&quot;[b]&quot;;[$En_1.B21];&quot;[/b]&quot;;&quot; = &quot;;&quot;[b]&quot;;[$Cz_1.B21];&quot;[/b]&quot;)" office:value-type="string" office:string-value="[color=#0070C0][b]Church Skills[/b] = [b]Církevní odbornosti[/b]">
            <text:p>[color=#0070C0][b]Church Skills[/b] = [b]Církevní odbornosti[/b]</text:p>
          </table:table-cell>
          <table:table-cell table:number-columns-repeated="1023"/>
        </table:table-row>
        <table:table-row table:style-name="ro2">
          <table:table-cell table:formula="of:=CONCATENATE([$En_1.A22];&quot; - &quot;;[$En_1.B22];&quot; = &quot;;[$Cz_1.B22])" office:value-type="string" office:string-value="K4 - Aristotle's Moral Principles = Aristotelovské morální principy">
            <text:p>K4 - Aristotle's Moral Principles = Aristotelovské morální principy</text:p>
          </table:table-cell>
          <table:table-cell table:number-columns-repeated="1023"/>
        </table:table-row>
        <table:table-row table:style-name="ro2">
          <table:table-cell table:formula="of:=CONCATENATE([$En_1.A23];&quot; - &quot;;[$En_1.B23];&quot; = &quot;;[$Cz_1.B23])" office:value-type="string" office:string-value="K5 - Logic = Logika">
            <text:p>K5 - Logic = Logika</text:p>
          </table:table-cell>
          <table:table-cell table:number-columns-repeated="1023"/>
        </table:table-row>
        <table:table-row table:style-name="ro2">
          <table:table-cell table:formula="of:=CONCATENATE([$En_1.A24];&quot; - &quot;;[$En_1.B24];&quot; = &quot;;[$Cz_1.B24])" office:value-type="string" office:string-value="K6 - The sense of being = Smysl jsoucna">
            <text:p>K6 - The sense of being = Smysl jsoucna</text:p>
          </table:table-cell>
          <table:table-cell table:number-columns-repeated="1023"/>
        </table:table-row>
        <table:table-row table:style-name="ro2">
          <table:table-cell table:formula="of:=CONCATENATE([$En_1.A25];&quot; - &quot;;[$En_1.B25];&quot; = &quot;;[$Cz_1.B25])" office:value-type="string" office:string-value="K7 - The beginning of the world = Počátky světa">
            <text:p>K7 - The beginning of the world = Počátky světa</text:p>
          </table:table-cell>
          <table:table-cell table:number-columns-repeated="1023"/>
        </table:table-row>
        <table:table-row table:style-name="ro2">
          <table:table-cell table:formula="of:=CONCATENATE([$En_1.A26];&quot; - &quot;;[$En_1.B26];&quot; = &quot;;[$Cz_1.B26])" office:value-type="string" office:string-value="K8 - The Roman Church: organisation and history = Římská církev - organizace a historie">
            <text:p>K8 - The Roman Church: organisation and history = Římská církev - organizace a historie</text:p>
          </table:table-cell>
          <table:table-cell table:number-columns-repeated="1023"/>
        </table:table-row>
        <table:table-row table:style-name="ro2">
          <table:table-cell table:formula="of:=CONCATENATE([$En_1.A27];&quot; - &quot;;[$En_1.B27];&quot; = &quot;;[$Cz_1.B27])" office:value-type="string" office:string-value="K9 - The Good = Dobrota">
            <text:p>K9 - The Good = Dobrota</text:p>
          </table:table-cell>
          <table:table-cell table:number-columns-repeated="1023"/>
        </table:table-row>
        <table:table-row table:style-name="ro2">
          <table:table-cell table:formula="of:=CONCATENATE([$En_1.A28];&quot; - &quot;;[$En_1.B28];&quot; = &quot;;[$Cz_1.B28])" office:value-type="string" office:string-value="K10 - Virtue = Ctnost">
            <text:p>K10 - Virtue = Ctnost</text:p>
          </table:table-cell>
          <table:table-cell table:number-columns-repeated="1023"/>
        </table:table-row>
        <table:table-row table:style-name="ro2">
          <table:table-cell table:formula="of:=CONCATENATE([$En_1.A29];&quot; - &quot;;[$En_1.B29];&quot; = &quot;;[$Cz_1.B29])" office:value-type="string" office:string-value="K11 - Temperance = Střídmost">
            <text:p>K11 - Temperance = Střídmost</text:p>
          </table:table-cell>
          <table:table-cell table:number-columns-repeated="1023"/>
        </table:table-row>
        <table:table-row table:style-name="ro2">
          <table:table-cell table:formula="of:=CONCATENATE([$En_1.A30];&quot; - &quot;;[$En_1.B30];&quot; = &quot;;[$Cz_1.B30])" office:value-type="string" office:string-value="K12 - Justice = Soudnost">
            <text:p>K12 - Justice = Soudnost</text:p>
          </table:table-cell>
          <table:table-cell table:number-columns-repeated="1023"/>
        </table:table-row>
        <table:table-row table:style-name="ro2">
          <table:table-cell table:formula="of:=CONCATENATE([$En_1.A31];&quot; - &quot;;[$En_1.B31];&quot; = &quot;;[$Cz_1.B31])" office:value-type="string" office:string-value="K13 - Friendship = Přátelskost">
            <text:p>K13 - Friendship = Přátelskost</text:p>
          </table:table-cell>
          <table:table-cell table:number-columns-repeated="1023"/>
        </table:table-row>
        <table:table-row table:style-name="ro2">
          <table:table-cell table:formula="of:=CONCATENATE([$En_1.A32];&quot; - &quot;;[$En_1.B32];&quot; = &quot;;[$Cz_1.B32])" office:value-type="string" office:string-value="K14 - A seventh thing. Maybe the seventh sky. Or better: the seventh son of the seventh son = Sedmá věc. Možná sedmé nebe. Nebo lépe - sedmý syn sedmého syna">
            <text:p>K14 - A seventh thing. Maybe the seventh sky. Or better: the seventh son of the seventh son = Sedmá věc. Možná sedmé nebe. Nebo lépe - sedmý syn sedmého syna</text:p>
          </table:table-cell>
          <table:table-cell table:number-columns-repeated="1023"/>
        </table:table-row>
        <table:table-row table:style-name="ro2">
          <table:table-cell table:formula="of:=CONCATENATE([$En_1.A33];&quot; - &quot;;[$En_1.B33];&quot; = &quot;;[$Cz_1.B33])" office:value-type="string" office:string-value="K15 - Pleasure and Delight = Požitkářství a rozkošnictví">
            <text:p>K15 - Pleasure and Delight = Požitkářství a rozkošnictví</text:p>
          </table:table-cell>
          <table:table-cell table:number-columns-repeated="1023"/>
        </table:table-row>
        <table:table-row table:style-name="ro2">
          <table:table-cell table:formula="of:=CONCATENATE([$En_1.A34];&quot; - &quot;;[$En_1.B34];&quot; = &quot;;[$Cz_1.B34])" office:value-type="string" office:string-value="K16 - Ontology - science of the being = Ontologie - věda o jsoucnu">
            <text:p>K16 - Ontology - science of the being = Ontologie - věda o jsoucnu</text:p>
          </table:table-cell>
          <table:table-cell table:number-columns-repeated="1023"/>
        </table:table-row>
        <table:table-row table:style-name="ro2">
          <table:table-cell table:formula="of:=CONCATENATE([$En_1.A35];&quot; - &quot;;[$En_1.B35];&quot; = &quot;;[$Cz_1.B35])" office:value-type="string" office:string-value="K17 - Theology -  science of the first matters = Teologie - věda o počátku věcí">
            <text:p>K17 - Theology - <text:s/>science of the first matters = Teologie - věda o počátku věcí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7030A0]&quot;;&quot;[b]&quot;;[$En_1.B37];&quot;[/b]&quot;;&quot; = &quot;;&quot;[b]&quot;;[$Cz_1.B37];&quot;[/b]&quot;)" office:value-type="string" office:string-value="[color=#7030A0][b]Science Skills[/b] = [b]Lékařské odbornosti[/b]">
            <text:p>[color=#7030A0][b]Science Skills[/b] = [b]Lékařské odbornosti[/b]</text:p>
          </table:table-cell>
          <table:table-cell table:number-columns-repeated="1023"/>
        </table:table-row>
        <table:table-row table:style-name="ro2">
          <table:table-cell table:formula="of:=CONCATENATE([$En_1.A38];&quot; - &quot;;[$En_1.B38];&quot; = &quot;;[$Cz_1.B38])" office:value-type="string" office:string-value="M1 - Basics of biology = Základy biologie">
            <text:p>M1 - Basics of biology = Základy biologie</text:p>
          </table:table-cell>
          <table:table-cell table:number-columns-repeated="1023"/>
        </table:table-row>
        <table:table-row table:style-name="ro2">
          <table:table-cell table:formula="of:=CONCATENATE([$En_1.A39];&quot; - &quot;;[$En_1.B39];&quot; = &quot;;[$Cz_1.B39])" office:value-type="string" office:string-value="M2 - Elements of anatomy = Základy anatomie">
            <text:p>M2 - Elements of anatomy = Základy anatomie</text:p>
          </table:table-cell>
          <table:table-cell table:number-columns-repeated="1023"/>
        </table:table-row>
        <table:table-row table:style-name="ro2">
          <table:table-cell table:formula="of:=CONCATENATE([$En_1.A40];&quot; - &quot;;[$En_1.B40];&quot; = &quot;;[$Cz_1.B40])" office:value-type="string" office:string-value="M3 - Basics of Medicine = Základy lékařství">
            <text:p>M3 - Basics of Medicine = Základy lékařství</text:p>
          </table:table-cell>
          <table:table-cell table:number-columns-repeated="1023"/>
        </table:table-row>
        <table:table-row table:style-name="ro2">
          <table:table-cell table:formula="of:=CONCATENATE([$En_1.A41];&quot; - &quot;;[$En_1.B41];&quot; = &quot;;[$Cz_1.B41])" office:value-type="string" office:string-value="M4 - Disease studies: Gravedo = Diagnostika bronchitidy (gravedo)">
            <text:p>M4 - Disease studies: Gravedo = Diagnostika bronchitidy (gravedo)</text:p>
          </table:table-cell>
          <table:table-cell table:number-columns-repeated="1023"/>
        </table:table-row>
        <table:table-row table:style-name="ro2">
          <table:table-cell table:formula="of:=CONCATENATE([$En_1.A42];&quot; - &quot;;[$En_1.B42];&quot; = &quot;;[$Cz_1.B42])" office:value-type="string" office:string-value="M5 - Disease studies: Influentia = Diagnostika chřipky (influentia)">
            <text:p>M5 - Disease studies: Influentia = Diagnostika chřipky (influentia)</text:p>
          </table:table-cell>
          <table:table-cell table:number-columns-repeated="1023"/>
        </table:table-row>
        <table:table-row table:style-name="ro2">
          <table:table-cell table:formula="of:=CONCATENATE([$En_1.A43];&quot; - &quot;;[$En_1.B43];&quot; = &quot;;[$Cz_1.B43])" office:value-type="string" office:string-value="M6 - Disease studies: Alvei Profluvium = Diagnostika úplavice (alvei profluvium)">
            <text:p>M6 - Disease studies: Alvei Profluvium = Diagnostika úplavice (alvei profluvium)</text:p>
          </table:table-cell>
          <table:table-cell table:number-columns-repeated="1023"/>
        </table:table-row>
        <table:table-row table:style-name="ro2">
          <table:table-cell table:formula="of:=CONCATENATE([$En_1.A44];&quot; - &quot;;[$En_1.B44];&quot; = &quot;;[$Cz_1.B44])" office:value-type="string" office:string-value="M7 - Advanced medicine = Pokročilé lékařství">
            <text:p>M7 - Advanced medicine = Pokročilé lékařství</text:p>
          </table:table-cell>
          <table:table-cell table:number-columns-repeated="1023"/>
        </table:table-row>
        <table:table-row table:style-name="ro2">
          <table:table-cell table:formula="of:=CONCATENATE([$En_1.A45];&quot; - &quot;;[$En_1.B45];&quot; = &quot;;[$Cz_1.B45])" office:value-type="string" office:string-value="M8 - Disease studies: Pestis = Diagnostika moru (pestis)">
            <text:p>M8 - Disease studies: Pestis = Diagnostika moru (pestis)</text:p>
          </table:table-cell>
          <table:table-cell table:number-columns-repeated="1023"/>
        </table:table-row>
        <table:table-row table:style-name="ro2">
          <table:table-cell table:formula="of:=CONCATENATE([$En_1.A46];&quot; - &quot;;[$En_1.B46];&quot; = &quot;;[$Cz_1.B46])" office:value-type="string" office:string-value="M9 - Disease studies: Tetanus = Diagnostika tetanu (tetanus)">
            <text:p>M9 - Disease studies: Tetanus = Diagnostika tetanu (tetanus)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red]&quot;;&quot;[b]&quot;;[$En_1.B48];&quot;[/b]&quot;;&quot; = &quot;;&quot;[b]&quot;;[$Cz_1.B48];&quot;[/b]&quot;)" office:value-type="string" office:string-value="[color=red][b]State Skills[/b] = [b]Státovědní odbornosti[/b]">
            <text:p>[color=red][b]State Skills[/b] = [b]Státovědní odbornosti[/b]</text:p>
          </table:table-cell>
          <table:table-cell table:number-columns-repeated="1023"/>
        </table:table-row>
        <table:table-row table:style-name="ro2">
          <table:table-cell table:formula="of:=CONCATENATE([$En_1.A49];&quot; - &quot;;[$En_1.B49];&quot; = &quot;;[$Cz_1.B49])" office:value-type="string" office:string-value="S1 - Basics of History = Základy dějin">
            <text:p>S1 - Basics of History = Základy dějin</text:p>
          </table:table-cell>
          <table:table-cell table:number-columns-repeated="1023"/>
        </table:table-row>
        <table:table-row table:style-name="ro2">
          <table:table-cell table:formula="of:=CONCATENATE([$En_1.A50];&quot; - &quot;;[$En_1.B50];&quot; = &quot;;[$Cz_1.B50])" office:value-type="string" office:string-value="S2 - Study of government institutions = Studium vládních institucí">
            <text:p>S2 - Study of government institutions = Studium vládních institucí</text:p>
          </table:table-cell>
          <table:table-cell table:number-columns-repeated="1023"/>
        </table:table-row>
        <table:table-row table:style-name="ro2">
          <table:table-cell table:formula="of:=CONCATENATE([$En_1.A51];&quot; - &quot;;[$En_1.B51];&quot; = &quot;;[$Cz_1.B51])" office:value-type="string" office:string-value="S3 - Principles of Law = Principy práva">
            <text:p>S3 - Principles of Law = Principy práva</text:p>
          </table:table-cell>
          <table:table-cell table:number-columns-repeated="1023"/>
        </table:table-row>
        <table:table-row table:style-name="ro2">
          <table:table-cell table:formula="of:=CONCATENATE([$En_1.A52];&quot; - &quot;;[$En_1.B52];&quot; = &quot;;[$Cz_1.B52])" office:value-type="string" office:string-value="S4 - Communication techniques = Komunikační techniky">
            <text:p>S4 - Communication techniques = Komunikační techniky</text:p>
          </table:table-cell>
          <table:table-cell table:number-columns-repeated="1023"/>
        </table:table-row>
        <table:table-row table:style-name="ro2">
          <table:table-cell table:formula="of:=CONCATENATE([$En_1.A53];&quot; - &quot;;[$En_1.B53];&quot; = &quot;;[$Cz_1.B53])" office:value-type="string" office:string-value="S5 - Tax collection mechanisms = Mechanismy výběru daní">
            <text:p>S5 - Tax collection mechanisms = Mechanismy výběru daní</text:p>
          </table:table-cell>
          <table:table-cell table:number-columns-repeated="1023"/>
        </table:table-row>
        <table:table-row table:style-name="ro2">
          <table:table-cell table:formula="of:=CONCATENATE([$En_1.A54];&quot; - &quot;;[$En_1.B54];&quot; = &quot;;[$Cz_1.B54])" office:value-type="string" office:string-value="S6 - Trading = Obchodování">
            <text:p>S6 - Trading = Obchodování</text:p>
          </table:table-cell>
          <table:table-cell table:number-columns-repeated="1023"/>
        </table:table-row>
        <table:table-row table:style-name="ro2">
          <table:table-cell office:value-type="string">
            <text:p>[/color]</text:p>
          </table:table-cell>
          <table:table-cell table:number-columns-repeated="1023"/>
        </table:table-row>
        <table:table-row table:style-name="ro2">
          <table:table-cell table:formula="of:=CONCATENATE(&quot;[color=#75923C]&quot;;&quot;[b]&quot;;[$En_1.B56];&quot;[/b]&quot;;&quot; = &quot;;&quot;[b]&quot;;[$Cz_1.B56];&quot;[/b]&quot;)" office:value-type="string" office:string-value="[color=#75923C][b]Army Skills[/b] = [b]Vojenské odbornosti[/b]">
            <text:p>[color=#75923C][b]Army Skills[/b] = [b]Vojenské odbornosti[/b]</text:p>
          </table:table-cell>
          <table:table-cell table:number-columns-repeated="1023"/>
        </table:table-row>
        <table:table-row table:style-name="ro2">
          <table:table-cell table:formula="of:=CONCATENATE([$En_1.A57];&quot; - &quot;;[$En_1.B57];&quot; = &quot;;[$Cz_1.B57])" office:value-type="string" office:string-value="A1 - Basic knowledge of the military = Základy vojenství">
            <text:p>A1 - Basic knowledge of the military = Základy vojenství</text:p>
          </table:table-cell>
          <table:table-cell table:number-columns-repeated="1023"/>
        </table:table-row>
        <table:table-row table:style-name="ro2">
          <table:table-cell table:formula="of:=CONCATENATE([$En_1.A58];&quot; - &quot;;[$En_1.B58];&quot; = &quot;;[$Cz_1.B58])" office:value-type="string" office:string-value="A2 - Basic tactics = Základy taktiky">
            <text:p>A2 - Basic tactics = Základy taktiky</text:p>
          </table:table-cell>
          <table:table-cell table:number-columns-repeated="1023"/>
        </table:table-row>
        <table:table-row table:style-name="ro2">
          <table:table-cell table:formula="of:=CONCATENATE([$En_1.A59];&quot; - &quot;;[$En_1.B59];&quot; = &quot;;[$Cz_1.B59])" office:value-type="string" office:string-value="A3 - Basic strategy = Základy strategie">
            <text:p>A3 - Basic strategy = Základy strategie</text:p>
          </table:table-cell>
          <table:table-cell table:number-columns-repeated="1023"/>
        </table:table-row>
        <table:table-row table:style-name="ro2">
          <table:table-cell table:formula="of:=CONCATENATE([$En_1.A60];&quot; - &quot;;[$En_1.B60];&quot; = &quot;;[$Cz_1.B60])" office:value-type="string" office:string-value="A4 - Advanced strategy = Pokročilé strategie">
            <text:p>A4 - Advanced strategy = Pokročilé strategie</text:p>
          </table:table-cell>
          <table:table-cell table:number-columns-repeated="1023"/>
        </table:table-row>
        <table:table-row table:style-name="ro2">
          <table:table-cell office:value-type="string">
            <text:p>[/color][/quote]</text:p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ovy1" table:base-cell-address="$En_1.$A$1" table:cell-range-address="$Cz_1.$B$3:.$C$60"/>
        <table:named-range table:name="Novy1_1" table:base-cell-address="$En_1.$A$1" table:cell-range-address="$En_1.$B$3:.$C$6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5000" number:language="cs" number:country="CZ">
      <number:number number:min-integer-digits="1"/>
    </number:number-style>
    <number:number-style style:name="N5106P0" style:volatile="true" number:language="cs" number:country="CZ">
      <number:number number:decimal-places="0" number:min-integer-digits="1" number:grouping="true"/>
      <number:text> Kč</number:text>
    </number:number-style>
    <number:number-style style:name="N5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5106P0"/>
    </number:number-style>
    <number:number-style style:name="N5107P0" style:volatile="true" number:language="cs" number:country="CZ">
      <number:number number:decimal-places="0" number:min-integer-digits="1" number:grouping="true"/>
      <number:text> Kč</number:text>
    </number:number-style>
    <number:number-style style:name="N5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5107P0"/>
    </number:number-style>
    <number:number-style style:name="N5108P0" style:volatile="true" number:language="cs" number:country="CZ">
      <number:number number:decimal-places="2" number:min-integer-digits="1" number:grouping="true"/>
      <number:text> Kč</number:text>
    </number:number-style>
    <number:number-style style:name="N5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5108P0"/>
    </number:number-style>
    <number:number-style style:name="N5109P0" style:volatile="true" number:language="cs" number:country="CZ">
      <number:number number:decimal-places="2" number:min-integer-digits="1" number:grouping="true"/>
      <number:text> Kč</number:text>
    </number:number-style>
    <number:number-style style:name="N5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5109P0"/>
    </number:number-style>
    <number:date-style style:name="N5110" number:language="cs" number:country="CZ">
      <number:day/>
      <number:text>.</number:text>
      <number:month number:textual="true"/>
      <number:text>.</number:text>
      <number:year/>
    </number:date-style>
    <number:date-style style:name="N5111" number:language="cs" number:country="CZ">
      <number:day/>
      <number:text>.</number:text>
      <number:month number:textual="true"/>
    </number:date-style>
    <number:date-style style:name="N5112" number:language="cs" number:country="CZ">
      <number:month number:textual="true"/>
      <number:text>.</number:text>
      <number:year/>
    </number:date-style>
    <number:time-style style:name="N5113" number:language="cs" number:country="CZ">
      <number:hours/>
      <number:text>:</number:text>
      <number:minutes number:style="long"/>
      <number:text> </number:text>
      <number:am-pm/>
    </number:time-style>
    <number:time-style style:name="N5114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cs" number:country="CZ">
      <number:hours/>
      <number:text>:</number:text>
      <number:minutes number:style="long"/>
    </number:time-style>
    <number:time-style style:name="N5116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5117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cs" number:country="CZ">
      <number:number number:decimal-places="0" number:min-integer-digits="1" number:grouping="true"/>
      <number:text>     </number:text>
    </number:number-style>
    <number:number-style style:name="N5118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cs" number:country="CZ">
      <number:number number:decimal-places="0" number:min-integer-digits="1" number:grouping="true"/>
      <number:text>     </number:text>
    </number:number-style>
    <number:number-style style:name="N5119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cs" number:country="CZ">
      <number:number number:decimal-places="2" number:min-integer-digits="1" number:grouping="true"/>
      <number:text>     </number:text>
    </number:number-style>
    <number:number-style style:name="N5120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cs" number:country="CZ">
      <number:number number:decimal-places="2" number:min-integer-digits="1" number:grouping="true"/>
      <number:text>     </number:text>
    </number:number-style>
    <number:number-style style:name="N5121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1P0"/>
    </number:number-style>
    <number:number-style style:name="N5122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5122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5122P2" style:volatile="true" number:language="cs" number:country="CZ">
      <number:text> -      </number:text>
    </number:number-style>
    <number:text-style style:name="N5122" number:language="cs" number:country="CZ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512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5123P2" style:volatile="true" number:language="cs" number:country="CZ">
      <number:text> - Kč </number:text>
    </number:number-style>
    <number:text-style style:name="N5123" number:language="cs" number:country="CZ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5124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5124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5124" number:language="cs" number:country="CZ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5125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5125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5125" number:language="cs" number:country="CZ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cs" number:country="CZ">
      <number:minutes number:style="long"/>
      <number:text>:</number:text>
      <number:seconds number:style="long"/>
    </number:time-style>
    <number:time-style style:name="N5127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cs" number:country="CZ">
      <number:minutes number:style="long"/>
      <number:text>:</number:text>
      <number:seconds number:style="long" number:decimal-places="1"/>
    </number:time-style>
    <number:number-style style:name="N5129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6.04.2011</text:date>, <text:time>08:12:3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En_5f_1" style:display-name="PageStyle_E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5f_2" style:display-name="PageStyle_En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z_5f_1" style:display-name="PageStyle_Cz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z_5f_2" style:display-name="PageStyle_Cz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kills" style:display-name="PageStyle_Sk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6" meta:cell-count="500" meta:object-count="0"/>
    <meta:generator>OpenOffice.org/3.3$Win32 OpenOffice.org_project/330m20$Build-9567</meta:generator>
  </office:meta>
</office:document-meta>
</file>